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rial Unicode MS" svg:font-family="'Arial Unicode MS'" style:font-adornments="Regular" style:font-family-generic="swiss"/>
    <style:font-face style:name="Cochin1" svg:font-family="Cochin" style:font-family-generic="swiss"/>
    <style:font-face style:name="DejaVu Sans1" svg:font-family="'DejaVu Sans'" style:font-adornments="Regular" style:font-family-generic="swiss"/>
    <style:font-face style:name="Lucida Grande" svg:font-family="'Lucida Grande'" style:font-family-generic="swiss"/>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2"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8.301cm" table:align="left" style:may-break-between-rows="true"/>
    </style:style>
    <style:style style:name="Table1.A" style:family="table-column">
      <style:table-column-properties style:column-width="1.942cm"/>
    </style:style>
    <style:style style:name="Table1.B" style:family="table-column">
      <style:table-column-properties style:column-width="6.359cm"/>
    </style:style>
    <style:style style:name="Table1.1" style:family="table-row">
      <style:table-row-properties style:keep-together="false" fo:keep-together="always"/>
    </style:style>
    <style:style style:name="Table1.A1" style:family="table-cell">
      <style:table-cell-properties style:vertical-align="bottom" fo:background-color="transparent" fo:padding="0.097cm" fo:border="none">
        <style:background-image/>
      </style:table-cell-properties>
    </style:style>
    <style:style style:name="Table1.A2" style:family="table-cell" style:data-style-name="N100">
      <style:table-cell-properties fo:background-color="transparent" fo:padding="0.097cm" fo:border="none">
        <style:background-image/>
      </style:table-cell-properties>
    </style:style>
    <style:style style:name="Table1.B2" style:family="table-cell">
      <style:table-cell-properties fo:background-color="transparent" fo:padding="0.097cm" fo:border="none">
        <style:background-image/>
      </style:table-cell-properties>
    </style:style>
    <style:style style:name="Table1.A3" style:family="table-cell" style:data-style-name="N100">
      <style:table-cell-properties fo:background-color="#c0c0c0" fo:padding="0.097cm" fo:border="none">
        <style:background-image/>
      </style:table-cell-properties>
    </style:style>
    <style:style style:name="Table1.B3" style:family="table-cell">
      <style:table-cell-properties fo:background-color="#c0c0c0" fo:padding="0.097cm" fo:border="none">
        <style:background-image/>
      </style:table-cell-properties>
    </style:style>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style:font-name-asian="TimesNewRomanPSMT" style:font-name-complex="TimesNewRomanPSMT"/>
    </style:style>
    <style:style style:name="P4" style:family="paragraph" style:parent-style-name="TODO">
      <style:paragraph-properties fo:background-color="transparent">
        <style:background-image/>
      </style:paragraph-properties>
    </style:style>
    <style:style style:name="P5"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6" style:family="paragraph" style:parent-style-name="TODO">
      <style:paragraph-properties fo:background-color="transparent">
        <style:background-image/>
      </style:paragraph-properties>
      <style:text-properties fo:background-color="transparent"/>
    </style:style>
    <style:style style:name="P7" style:family="paragraph" style:parent-style-name="Text_20_body">
      <style:paragraph-properties fo:background-color="transparent">
        <style:background-image/>
      </style:paragraph-properties>
    </style:style>
    <style:style style:name="P8" style:family="paragraph" style:parent-style-name="TODO">
      <style:text-properties fo:font-style="normal" style:font-style-asian="normal" style:font-style-complex="normal"/>
    </style:style>
    <style:style style:name="P9" style:family="paragraph" style:parent-style-name="Table_20_Contents">
      <style:paragraph-properties fo:text-align="start" style:justify-single-word="false"/>
      <style:text-properties style:use-window-font-color="true" style:text-outline="false" style:text-line-through-style="none" style:font-name="Palatino2" fo:font-size="10pt" fo:font-style="normal" fo:text-shadow="none" style:text-underline-style="none" fo:font-weight="normal" style:font-name-asian="Cochin2" style:font-size-asian="10pt" style:font-style-asian="normal" style:font-weight-asian="normal" style:font-name-complex="Cochin2" style:font-size-complex="10pt" style:font-style-complex="normal" style:font-weight-complex="normal"/>
    </style:style>
    <style:style style:name="P10" style:family="paragraph" style:parent-style-name="Text_20_body">
      <style:paragraph-properties fo:margin-left="0cm" fo:margin-right="0cm" fo:margin-top="0cm" fo:margin-bottom="0cm" fo:text-align="justify" style:justify-single-word="false" fo:text-indent="0.7cm" style:auto-text-indent="false" fo:background-color="#ffff00">
        <style:tab-stops/>
        <style:background-image/>
      </style:paragraph-properties>
      <style:text-properties style:font-name="Palatino" fo:font-size="10pt" fo:font-style="normal" style:font-style-asian="normal" style:font-style-complex="normal"/>
    </style:style>
    <style:style style:name="P11" style:family="paragraph" style:parent-style-name="Text_20_body">
      <style:paragraph-properties fo:margin-left="0cm" fo:margin-right="0cm" fo:margin-top="0cm" fo:margin-bottom="0cm" fo:text-align="justify" style:justify-single-word="false" fo:text-indent="0.7cm" style:auto-text-indent="false" fo:background-color="#ffff00">
        <style:tab-stops/>
        <style:background-image/>
      </style:paragraph-properties>
      <style:text-properties fo:font-style="normal" style:font-style-asian="normal" style:font-style-complex="normal"/>
    </style:style>
    <style:style style:name="P12" style:family="paragraph" style:parent-style-name="Text_20_body" style:list-style-name="List_20_1"/>
    <style:style style:name="P13" style:family="paragraph" style:parent-style-name="Text_20_body">
      <style:text-properties fo:font-style="normal" style:font-style-asian="normal" style:font-style-complex="normal"/>
    </style:style>
    <style:style style:name="P14" style:family="paragraph" style:parent-style-name="Text_20_body" style:list-style-name="List_20_1">
      <style:text-properties fo:font-style="normal" style:font-style-asian="normal" style:font-style-complex="normal"/>
    </style:style>
    <style:style style:name="P15" style:family="paragraph" style:parent-style-name="Text_20_body" style:list-style-name="List_20_1">
      <style:text-properties style:font-name="Palatino" fo:font-size="10pt" fo:font-style="normal" style:font-style-asian="normal" style:font-style-complex="normal"/>
    </style:style>
    <style:style style:name="P16" style:family="paragraph" style:parent-style-name="Text_20_body" style:list-style-name="List_20_1">
      <style:paragraph-properties fo:background-color="transparent">
        <style:background-image/>
      </style:paragraph-properties>
      <style:text-properties fo:font-style="normal" fo:background-color="transparent" style:font-style-asian="normal" style:font-style-complex="normal"/>
    </style:style>
    <style:style style:name="P17" style:family="paragraph" style:parent-style-name="Text_20_body">
      <style:paragraph-properties fo:margin-left="0cm" fo:margin-right="0cm" fo:margin-top="0cm" fo:margin-bottom="0cm" fo:text-align="justify" style:justify-single-word="false" fo:text-indent="0.7cm" style:auto-text-indent="false" fo:background-color="#ffff00">
        <style:tab-stops/>
        <style:background-image/>
      </style:paragraph-properties>
      <style:text-properties style:font-name="Palatino" fo:font-size="10pt" fo:font-style="normal" style:font-style-asian="normal" style:font-style-complex="normal"/>
    </style:style>
    <style:style style:name="P18" style:family="paragraph" style:parent-style-name="TODO" style:list-style-name="List_20_1"/>
    <style:style style:name="P19" style:family="paragraph" style:parent-style-name="TODO">
      <style:text-properties fo:font-style="normal" fo:background-color="transparent" style:font-style-asian="normal" style:font-style-complex="normal"/>
    </style:style>
    <style:style style:name="P20" style:family="paragraph" style:parent-style-name="TODO" style:list-style-name="List_20_1">
      <style:text-properties fo:font-style="normal" fo:background-color="transparent" style:font-style-asian="normal" style:font-style-complex="normal"/>
    </style:style>
    <style:style style:name="P21" style:family="paragraph" style:parent-style-name="Heading_20_3">
      <style:paragraph-properties fo:break-before="page"/>
    </style:style>
    <style:style style:name="P22" style:family="paragraph" style:parent-style-name="Heading_20_2">
      <style:paragraph-properties fo:break-before="page"/>
    </style:style>
    <style:style style:name="P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background-color="#ffff00" style:font-style-asian="normal" style:font-style-complex="normal"/>
    </style:style>
    <style:style style:name="T4" style:family="text">
      <style:text-properties fo:font-style="normal" fo:background-color="transparent"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text-position="super 58%"/>
    </style:style>
    <style:style style:name="T7" style:family="text">
      <style:text-properties style:font-name="DejaVu Sans" style:font-name-asian="DejaVu Sans" style:font-name-complex="DejaVu Sans"/>
    </style:style>
    <style:style style:name="T8" style:family="text">
      <style:text-properties style:font-name="DejaVu Sans" fo:font-style="italic" style:font-name-asian="DejaVu Sans" style:font-style-asian="italic" style:font-name-complex="DejaVu Sans" style:font-style-complex="italic"/>
    </style:style>
    <style:style style:name="T9" style:family="text">
      <style:text-properties style:font-name="DejaVu Sans" fo:font-style="normal" style:font-name-asian="DejaVu Sans" style:font-style-asian="normal" style:font-name-complex="DejaVu Sans" style:font-style-complex="normal"/>
    </style:style>
    <style:style style:name="T10" style:family="text">
      <style:text-properties style:text-underline-style="none"/>
    </style:style>
    <style:style style:name="T11" style:family="text">
      <style:text-properties style:font-name="Times"/>
    </style:style>
    <style:style style:name="T12" style:family="text">
      <style:text-properties style:font-name="Times" fo:font-style="normal" style:font-style-asian="normal" style:font-style-complex="normal"/>
    </style:style>
    <style:style style:name="T13" style:family="text">
      <style:text-properties style:font-name-asian="TimesNewRomanPSMT" style:font-name-complex="TimesNewRomanPSMT"/>
    </style:style>
    <style:style style:name="T14" style:family="text">
      <style:text-properties fo:background-color="transparent"/>
    </style:style>
    <style:style style:name="T15" style:family="text">
      <style:text-properties fo:font-weight="normal" style:font-weight-asian="normal" style:font-weight-complex="normal"/>
    </style:style>
    <style:style style:name="T16" style:family="text">
      <style:text-properties style:font-name="Palatino" fo:font-size="10pt"/>
    </style:style>
    <style:style style:name="T17" style:family="text">
      <style:text-properties style:font-name="Palatino" fo:font-size="10pt" fo:font-style="normal" style:font-style-asian="normal" style:font-style-complex="normal"/>
    </style:style>
    <style:style style:name="T18" style:family="text">
      <style:text-properties style:font-name="Palatino" fo:font-size="10pt" fo:font-style="normal" fo:font-weight="normal" style:font-style-asian="normal" style:font-weight-asian="normal" style:font-style-complex="normal" style:font-weight-complex="normal"/>
    </style:style>
    <style:style style:name="T19" style:family="text">
      <style:text-properties style:font-name="Palatino" fo:font-size="10pt" fo:font-style="italic" style:font-style-asian="italic" style:font-style-complex="italic"/>
    </style:style>
    <style:style style:name="T20" style:family="text">
      <style:text-properties style:font-name="DejaVu Sans1" style:font-name-asian="DejaVu Sans1" style:font-name-complex="DejaVu Sans1"/>
    </style:style>
    <style:style style:name="T21" style:family="text">
      <style:text-properties style:font-name="DejaVu Sans1" fo:font-style="italic" style:font-name-asian="DejaVu Sans1" style:font-style-asian="italic" style:font-name-complex="DejaVu Sans1" style:font-style-complex="italic"/>
    </style:style>
    <style:style style:name="T22" style:family="text">
      <style:text-properties style:font-name="DejaVu Sans1" fo:font-style="normal" style:font-name-asian="Arial" style:font-style-asian="normal" style:font-name-complex="Arial" style:font-style-complex="normal"/>
    </style:style>
    <style:style style:name="T23" style:family="text">
      <style:text-properties style:font-name="Arial Unicode MS" style:font-name-asian="Arial Unicode MS" style:font-name-complex="Arial Unicode MS"/>
    </style:style>
    <style:style style:name="T24"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fo:color="#000000"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draw:frame>Chapter Three</text:p>
      <text:h text:style-name="Compound_20_Title_20_2" text:outline-level="1"><text:toc-mark text:string-value="Chapter Three: Traits" text:outline-level="1"/>Traits</text:h>
      <text:section text:style-name="Sect1" text:name="Section1">
        <text:h text:style-name="Heading_20_2" text:outline-level="2">Divisions</text:h>
        <text:p text:style-name="Quotations_20__28_short_29_">“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 and are based on how they relate to themselves and the rest of reality. <text:s/>Each Division has a Divisional mark, five favored Abilities and a number of anima powers. <text:s/>The names and symbols of the Divisions are intuitively understood by all Erisian Exalted, but so far few others recognize them. <text:s/>The Immaculates, if they were to see a Discordian truly, would know him as Anathema but have no specific appellations beyond that; their sobriquets are names they have invented for themselves.</text:p>
        <text:p text:style-name="Text_20_body">Besides the nature inherent to their Exaltation, each also belongs to a Parametadivision, which mimics and has an Affinity with one of the other Exalted types, or some other group of powerful beings. <text:s/>This alignment provides additional anima powers and has an associated Erisian Element and, in most cases, a magical material. <text:s/>Some Parameta­divisions may provide other specific additions or changes to traits and powers. <text:s/>Under certain <text:s/>circum­stances, a character’s Parameta­division can change.</text:p>
        <text:h text:style-name="Heading_20_3" text:outline-level="3">Discordian Anima</text:h>
        <text:p text:style-name="Text_20_body">Each Division has an anima with a particular color. <text:s/>As a character expends Peripheral Essence, this anima shows itself, first simply as a mark on the forehead, then as a subtle amorphous glow, and eventually as a vivid bonfire of light. <text:s/>As the brightness increases to higher levels, its glow includes some iconic imagery unique to the character.</text:p>
        <table:table table:name="Table1" table:style-name="Table1">
          <table:table-column table:style-name="Table1.A"/>
          <table:table-column table:style-name="Table1.B"/>
          <table:table-row table:style-name="Table1.1">
            <table:table-cell table:style-name="Table1.A1" office:value-type="string">
              <text:p text:style-name="Table_20_Heading">Motes of Peripheral Essence</text:p>
            </table:table-cell>
            <table:table-cell table:style-name="Table1.A1" office:value-type="string">
              <text:p text:style-name="Table_20_Heading">Effects</text:p>
            </table:table-cell>
          </table:table-row>
          <table:table-row table:style-name="Table1.1">
            <table:table-cell table:style-name="Table1.A2" office:value-type="float" office:value="40603">
              <text:p text:style-name="P9">1-3</text:p>
            </table:table-cell>
            <table:table-cell table:style-name="Table1.B2" office:value-type="string">
              <text:p text:style-name="Table_20_Contents">The Divisional mark glitters on the character’s forehead and may be seen from some angles. <text:s/>A successful (Perception + Awareness) roll at difficulty 3 allows a character to notice the symbol. <text:s/>The symbol can be covered to prevent it being noticed.</text:p>
            </table:table-cell>
          </table:table-row>
          <table:table-row table:style-name="Table1.1">
            <table:table-cell table:style-name="Table1.A3" office:value-type="float" office:value="0">
              <text:p text:style-name="P9">4-7</text:p>
            </table:table-cell>
            <table:table-cell table:style-name="Table1.B3" office:value-type="string">
              <text:p text:style-name="Table_20_Contents">The mark glows brighter, reducing the difficulty of the (Perception + Awareness) roll to 1.</text:p>
            </table:table-cell>
          </table:table-row>
          <table:table-row table:style-name="Table1.1">
            <table:table-cell table:style-name="Table1.A2" office:value-type="float" office:value="0">
              <text:p text:style-name="P9">8-10</text:p>
            </table:table-cell>
            <table:table-cell table:style-name="Table1.B2" office:value-type="string">
              <text:p text:style-name="Table_20_Contents">The mark burns brightly and is evident to any who see it, though it may still be covered. <text:s/>Natural <text:s/>attempts at stealth are at +2 difficulty, though Charms still function as normal. <text:s/>The character is surrounded by a dim glow, visible in darkness or against contrasting colors. <text:s/>It shows none of the character’s iconic anima imagery.</text:p>
            </table:table-cell>
          </table:table-row>
          <table:table-row table:style-name="Table1.1">
            <table:table-cell table:style-name="Table1.A3" office:value-type="float" office:value="0">
              <text:p text:style-name="P9">11-15</text:p>
            </table:table-cell>
            <table:table-cell table:style-name="Table1.B3" office:value-type="string">
              <text:p text:style-name="Table_20_Contents">The Divisional mark shines through any concealment, and the dim glow around the character increases to a bright light making the character clearly visible up to 20-30 yards away, providing enough light to read by up to 2-3 yards. <text:s/>Hints of the character’s iconic imagery appear and disappear around the fringes of the glow. <text:s/>Stealth is impossible, including use of Charms or other magic.</text:p>
            </table:table-cell>
          </table:table-row>
          <text:soft-page-break/>
          <table:table-row table:style-name="Table1.1">
            <table:table-cell table:style-name="Table1.A2" office:value-type="float" office:value="0">
              <text:p text:style-name="P9">16+</text:p>
            </table:table-cell>
            <table:table-cell table:style-name="Table1.B2" office:value-type="string">
              <text:p text:style-name="Table_20_Contents">In every action in which the character spends motes, the anima glow flares up to a bonfire, clearly showing its iconic imagery. <text:s/>The light is sufficient to read by up to 10 yards and the character can be seen up to a mile away. <text:s/>The glow subsides to the previous level in any action in which the character does not spend peripheral Essence.</text:p>
            </table:table-cell>
          </table:table-row>
        </table:table>
        <text:p text:style-name="Text_20_body">In addition, every Discordian can activate the following common anima effects.</text:p>
        <text:list xml:id="list1934368467" text:style-name="List_20_1">
          <text:list-item>
            <text:p text:style-name="P12">By spending 1 mote she can cause her Divisional mark to glow brightly for a scene, as if having spent 8-10 motes of Peripheral Essence (though this does not cause anima flare).</text:p>
          </text:list-item>
        </text:list>
        <text:h text:style-name="P21" text:outline-level="3">1<text:span text:style-name="T6">st</text:span> Division: Anchor</text:h>
        <text:p text:style-name="TODO">TODO: Fix mention in Charms of Sobriquets which now belong to Parametadivisions; and of orange anima glow.</text:p>
        <text:p text:style-name="P7"><text:soft-page-break/>Those in the Anchor Division find their inspiration and power in instincts and impulses. <text:s/>They are half-emergent from the mud, grounded and fluid, self-aware of their borderless selves. <text:s/>They can be undefeatable, not because they can withstand all comers but because they do not observe the division between self and opponent.</text:p>
        <text:p text:style-name="P7">Common choices of Parametadivision would be Good from Bad, Night from Day, the Sub-Division or even the Indivisibles. <text:s/>Like Solars they are full of belief in their own power and righteousness, more because they ignore others than because they set themselves above everyone else. <text:s/>Like Lunars they are creatures of sometimes animal instinct. <text:s/>And like the Yozi and their Chosen, they can tend to see the world through a focus of their own beliefs, failing to understand others. <text:s/>In some cases they may even have some connection with raksha, where they are <text:s/>low in Graces, or in bedlam.</text:p>
        <text:p text:style-name="TODO"><text:span text:style-name="Inline_20_Heading">Symbol:</text:span> “<text:span text:style-name="T7">●</text:span>”, “<text:span text:style-name="T8">ⵙ</text:span>”, “<text:span text:style-name="T20">☉</text:span>”, “<text:span text:style-name="T20">ⵔ</text:span>”, “<text:span text:style-name="T22">Ꙩ</text:span>”, Circle</text:p>
        <text:p text:style-name="Text_20_body"><text:span text:style-name="Inline_20_Heading">Anima color:</text:span><text:span text:style-name="Inline_20_Heading"><text:span text:style-name="T15"> Orange</text:span></text:span></text:p>
        <text:p text:style-name="TODO"><text:span text:style-name="Inline_20_Heading">Anima effects:</text:span> By spending 5 motes, an Anchorite can enhance their self-focus to unnatural levels. <text:s/>The player rolls (Essence) dice and subtracts the number of successes from all internal penalties of any sort (e.g., from wounds) for the rest of the scene. <text:s/>This effect applies automatically once his anima banner reaches the 8-10 mote level.</text:p>
        <text:p text:style-name="Text_20_body"><text:span text:style-name="Inline_20_Heading">Associations:</text:span> Id, Pre-conscious desire; Narcis­sus, Being-One; Focus, Self-sustenance; Thoughtless Selfishness</text:p>
        <text:p text:style-name="Text_20_body"><text:span text:style-name="Inline_20_Heading">Sobriquets:</text:span> The Most Beautiful; Anchorites; The Voices Whistling in the Dark; The Ignorant Children; The Traveling Sailsmen</text:p>
        <text:p text:style-name="Text_20_body"><text:span text:style-name="Inline_20_Heading">Concepts:</text:span> itinerant hermit, martial monk, long-distance sailor, barbarian hunter, watchman, woods­man, explorer</text:p>
        <text:p text:style-name="Text_20_body"><text:span text:style-name="Inline_20_Heading">Abilities:</text:span> Athletics, Awareness, Martial Arts, Sail, Survival</text:p>
        <text:p text:style-name="Text_20_body"><text:span text:style-name="Inline_20_Heading">Quote:</text:span> <text:span text:style-name="TODO_20__28_character_29_"><text:span text:style-name="T10">TODO. <text:s/>“Make me one with everything”? <text:s/>“It’s all one to me”? “It is bad when one thing becomes two.”</text:span></text:span></text:p>
        <text:h text:style-name="P21" text:outline-level="3">2<text:span text:style-name="T6">nd</text:span> Division: Arrow</text:h>
        <text:p text:style-name="Text_20_body">The Arrows of Eris pierce the boundary of the self, bridging the inner and outer aspects of being. <text:s/>They understand that to achieve one’s own goals, one must gain the help of others, and work round or co-opt their desires. <text:s/>They can be beguiling and friendly but are ready to bring their manipulations to a sharper focus if necessary to get to the heart of the matter.</text:p>
        <text:p text:style-name="Text_20_body">Popular Parametadivisions for these characters are Night from Day, Might from Will and the Indivisibles: Lunars, Sidereals and raksha (with sufficient Grace) are often consummate manipulators, each in their own way.</text:p>
        <text:p text:style-name="TODO"><text:span text:style-name="Inline_20_Heading">Symbol:</text:span> <text:span text:style-name="T1">“</text:span><text:span text:style-name="T8">ⵀ</text:span><text:span text:style-name="T1">”, “</text:span><text:span text:style-name="T9">☯</text:span><text:span text:style-name="T1">”, “</text:span><text:span text:style-name="T21">ⴱ</text:span><text:span text:style-name="T1">” “</text:span><text:span text:style-name="T22">Ꝋ</text:span><text:span text:style-name="T1">”, “</text:span><text:span text:style-name="T22">Ꙫ</text:span><text:span text:style-name="T1">”, “</text:span><text:span text:style-name="T22">Ꙭ</text:span><text:span text:style-name="T1">”, </text:span>Yin-Yang, Holy Chao; “<text:span text:style-name="T8">ⵕ</text:span>”, “<text:span text:style-name="T8">ⵚ</text:span>”, “<text:span text:style-name="T23">☌</text:span>”, “<text:span text:style-name="T23">♐</text:span>”, “<text:span text:style-name="T23">⚭</text:span>”, “<text:span text:style-name="T23">⚯</text:span>”, arrow in target; <text:span text:style-name="T1">“</text:span><text:span text:style-name="T12">Ø</text:span><text:span text:style-name="T2">”, “</text:span><text:span text:style-name="T8">ⵁ</text:span><text:span text:style-name="T2">”; zero</text:span></text:p>
        <text:p text:style-name="Text_20_body"><text:span text:style-name="Inline_20_Heading">Anima color:</text:span><text:span text:style-name="Inline_20_Heading"><text:span text:style-name="T15"> Pink</text:span></text:span></text:p>
        <text:p text:style-name="Text_20_body"><text:span text:style-name="Inline_20_Heading">Anima effects:</text:span> <text:span text:style-name="T2">By spending </text:span><text:span text:style-name="T2">5</text:span><text:span text:style-name="T2"> motes, a Mirror-Bearer can skilfully read the desires of those around her. <text:s/>This grants her a bonus number of dice equal to her Essence on any Investigation or Socialize rolls for Reading Motivation of a single subject. <text:s/>The bonus may apply to multiple rolls targeting separate individuals in a scene, but does not apply to rolls targeting more than one being. <text:s/>This bonus is not included in the limit for dice added by Charms. <text:s/></text:span><text:span text:style-name="T3">This effect applies automatically once her anima banner reaches the 8-10 mote level.</text:span></text:p>
        <text:p text:style-name="Text_20_body"><text:span text:style-name="Inline_20_Heading">Associations:</text:span> Ego, negotiation and persuasion; Conscious and compromising Desire; Lovers, Becoming-One; Curiosity; Self-sacrifice; Loneliness</text:p>
        <text:p text:style-name="Text_20_body"><text:span text:style-name="Inline_20_Heading">Sobriquets:</text:span> Matchmakers; The Soft and Steady Hand; The Mirror-Bearers; The Heart-Strung; Puppeteers</text:p>
        <text:p text:style-name="Text_20_body"><text:span text:style-name="Inline_20_Heading">Concepts:</text:span> treasure-hunter, wandering bard or clown, state inquisitor, hedge-wizard, evangelical missionary, <text:span text:style-name="T1">agent provocateur</text:span></text:p>
        <text:p text:style-name="Text_20_body"><text:span text:style-name="Inline_20_Heading">Abilities:</text:span> Archery, Investigation, Medicine, Performance, Ride</text:p>
        <text:p text:style-name="TODO"><text:span text:style-name="Inline_20_Heading">Quote:</text:span> TODO</text:p>
        <text:h text:style-name="P21" text:outline-level="3">3<text:span text:style-name="T6">rd</text:span> Division: Apple</text:h>
        <text:p text:style-name="Text_20_body">The Apples of Eris’ eye are made to be seen and tasted, as an inspiration and a focus of action. <text:s/>They throw themselves into the midst of situations and are at home in conflict, whether or not it is of their own making. <text:s/>The leaders, fighters and executive action brigade of the Discordians, this Division makes things happen by organizing, persuading, confusing or, if necessary, hitting large numbers of people until they act together. <text:s/>To this end they will apply or disregard rules and restrictions as suits them.</text:p>
        <text:p text:style-name="Text_20_body">These Chosen may find themselves drawn to the Parametadivisions of Good from Bad, Seed from Tree or Blood from Stone slightly more than others. <text:s/>Solars are the ultimate imposing Exalted and designed to be leaders. <text:s/>The Dragon-Blooded have fulfilled that role reasonably in the Second Age, and the Realm is an impressively well-organized society, if ripe for stirring up. <text:s/>Alchemical Exalted are “born” to lead their people, too, in practical terms and as inspirations.</text:p>
        <text:p text:style-name="TODO"><text:span text:style-name="Inline_20_Heading">Symbol:</text:span> “<text:span text:style-name="T11">Ỏ</text:span>”, “<text:span text:style-name="T11">Φ</text:span>”, “<text:span text:style-name="T8">ტ</text:span>”, “<text:span text:style-name="T20"></text:span>”—stylized Apple</text:p>
        <text:p text:style-name="Text_20_body"><text:span text:style-name="Inline_20_Heading">Anima color:</text:span><text:span text:style-name="Inline_20_Heading"><text:span text:style-name="T15"> Pale green</text:span></text:span></text:p>
        <text:p text:style-name="TODO"><office:annotation><dc:creator>Hugh Greene</dc:creator><dc:date>2010-09-05T17:17:51</dc:date><text:p><text:span text:style-name="T24">Richard reckoned that flat-out duplicating all anima effects is unfair in terms of game balance, and the illusory anima flux would be enough to convince people. <text:s/>Maybe this will do instead?</text:span></text:p></office:annotation>Anima effects: [Ditch this and just use the 2<text:span text:style-name="T6">nd</text:span> para, which is more like Terrestrial (Ability) Reinforcement?] By spending 10 motes an Apple Corpsman can alter the effectiveness of those he works with for the scene. <text:s/>In mass combat he may raise or lower the Drill or Valor of a unit in which he hold a significant position (not necessarily overall command), by one point. <text:s/>In social combat, he can raise or lower the Loyalty or (number of nearby extras permitting) Magnitude of a social unit, by one point. <text:s/>Extras added to or removed from a unit will drift back to their original associations once the effect ends, slightly puzzled as to why they ended up elsewhere. <text:s/><text:span text:style-name="T2">This effect costs 5 motes once his anima banner reaches the 11-15 mote level; it is not reduced further at the 16+ level.</text:span></text:p>
        <text:p text:style-name="P8">By spending 5 motes, the soldiers of the Apple Corps can enhance the abilities of those working with them, choosing a single Ability to enhance for a given scene. <text:s/>During each action the character takes, he has a pool of (Essence x 2) dice which he can add to any roll (or static calculation, like DV) involving the selected Ability by any other being within (Essence x 5) yards [figured differently in mass combat?]. <text:s/>The dice may be split among multiple actions by multiple beings, but the total dice added to any roll may not exceed normal limits for the target. <text:s/>If the target is a mortal or of some other kind which does not have powers to add dice up to a limit, the Discordian limit calculation is used, with the target’s traits. <text:s/>This dice pool is refreshed at the start of the character’s next action. <text:s/>This effect activates automatically once the character’s anima is flaring at the 11-15 mote level.</text:p>
        <text:p text:style-name="Text_20_body"><text:span text:style-name="Inline_20_Heading">Associations:</text:span> Super-ego; Virtue, Law; Team­work, Competition; Community, Pride; Strife, Jealousy</text:p>
        <text:p text:style-name="Text_20_body"><text:span text:style-name="Inline_20_Heading">Sobriquets:</text:span> The Apple Corps; Tower-Builders; Taskmasters; Overseers; Offendis</text:p>
        <text:p text:style-name="Text_20_body"><text:span text:style-name="Inline_20_Heading">Concepts:</text:span> Realm Talon-leader, ambitious war-lord, influential courtier, Confederation of Rivers diplomat, popular foreman</text:p>
        <text:p text:style-name="Text_20_body"><text:span text:style-name="Inline_20_Heading">Abilities:</text:span> Linguistics, Melee, Presence, Socialize, War</text:p>
        <text:p text:style-name="TODO"><text:span text:style-name="Inline_20_Heading">Quote:</text:span> TODO</text:p>
        <text:h text:style-name="P21" text:outline-level="3">4<text:span text:style-name="T6">th</text:span> Division: Archway</text:h>
        <text:p text:style-name="Text_20_body">They who stand in the Archway are those who cannot help but notice the gaps, correspondences and short-cuts between one thing and another. The place they stand connects the physical and the immaterial, the seen and the unseen, the here and there, the realms of reality, the truth and the other truth. <text:s/>They seek to uncover mundane and mystical secrets and understanding, sometimes to set themselves above others, other times to set them free. <text:s/>They are often peripherally involved in multiple sizable covert organizations or networks, to spy on, subvert or control them. <text:s/>Exalted of this <text:span text:style-name="T14">Division count as priests, though that does not automatically make them Holy.</text:span></text:p>
        <text:p text:style-name="Text_20_body">The most obvious choices of Parametadivision for these Exalts are those of Might from Will and the Sub-Division, but Night from Day and the Indivisi­bles are not uncommon. <text:s/>Sidereals work with one of the most powerful magical underpinnings of everyday Creation, and they are themselves obscured, since the breaking of the Mask. <text:s/>Infernals have made much of their preparations in secret, hidden away from mortals, but are working to bridge once of the greatest magical gaps of all. <text:s/>Lunars and raksha alike are found on the fringes of Creation where it unwinds into the Wyld fabric from which it was wrought.</text:p>
        <text:p text:style-name="TODO"><text:span text:style-name="Inline_20_Heading">Symbol:</text:span> “<text:span text:style-name="T7">✩</text:span>”, Pentacle; “<text:span text:style-name="T21">ⴲ</text:span>”,”<text:span text:style-name="T20">⟴</text:span>”, going beyond/outside</text:p>
        <text:p text:style-name="Text_20_body"><text:span text:style-name="Inline_20_Heading">Anima color:</text:span><text:span text:style-name="Inline_20_Heading"><text:span text:style-name="T15"> Indigo</text:span></text:span></text:p>
        <text:p text:style-name="TODO"><text:span text:style-name="Inline_20_Heading">Anima effects:</text:span> <text:span text:style-name="T2">Spending 5 motes gives the Gatekeeper insight into how to bypass barriers, for the rest of the scene.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Additionally, in melee and mass combat this power reduces by -1 any bonuses a target gains to his DV from shields or cover. <text:s/>These effects applies automatically once her anima banner reaches the 8-10 mote level.</text:p>
        <text:p text:style-name="Text_20_body"><text:span text:style-name="Inline_20_Heading">Associations:</text:span> Collective Unconscious; Mystery, Learning, Confusion; Flexibility; Transgression, Duplicity</text:p>
        <text:p text:style-name="Text_20_body"><text:span text:style-name="Inline_20_Heading">Sobriquets:</text:span> They Who Stand in the Doorway; The Gatekeepers; The Unhinged; Mid-day Shadows; Invaders of the Faith</text:p>
        <text:p text:style-name="Text_20_body"><text:span text:style-name="Inline_20_Heading">Concepts:</text:span> practicing mystic, escapologist and knife-thrower, crime lord, cult activist, spy-master or double agent, demon-summoner</text:p>
        <text:p text:style-name="Text_20_body"><text:span text:style-name="Inline_20_Heading">Abilities:</text:span> Dodge, Larceny, Occult, Thrown, Stealth</text:p>
        <text:p text:style-name="TODO"><text:span text:style-name="Inline_20_Heading">Quote:</text:span> <text:span text:style-name="T10">“We Erisians seldom pray, it is much too dangerous.”</text:span></text:p>
        <text:h text:style-name="P21" text:outline-level="3">5<text:span text:style-name="T6">th</text:span> Division: Anvil</text:h>
        <text:p text:style-name="P2">The Chosen of this Division are defined by their awareness of the structures and patterns which suffuse and support all things, large and small. <text:s/>Even in the Wyld, the shifting stories of the raksha have their own narrative rules; even Oblivion has its own ever-expanding shape, and a subtle texture to the screams which echo from its maw.</text:p>
        <text:p text:style-name="P2">The systems they work with are the same ones the Archway poke holes through. <text:s/>The Authority struggles at times to remember that order is as much an illusion and an invention of the mind as chaos, but finds it convenient to use the flaws in every system to chisel and beat the world into shape on the Anvil of themselves. <text:s/>Some gleefully oppose the Chaos-bringing efforts of other Discordian Exalted. <text:s/>As one of their many holy books said: “<text:span text:style-name="T13">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P3">The Parametadivision of Blood from Stone and the Division of Labor attract many of the Architects, with others not infrequently choosing Seed from Tree or, perhaps surprisingly, the Indivisibles. <text:s/>Alchemi­cals are crafted by the Maker, so the building of structures is in what passes for their blood. <text:s/>The Mountain Folk are rigid in themselves, and bound. <text:s/>The Realm and its outposts is one of the most visible organizations in Creation, if not always the most effective. <text:s/>Lastly, the raksha claim to abhor form but cannot help playing with it, and even the great unshaped are aware of it in some part of their being.</text:p>
        <text:p text:style-name="TODO"><text:span text:style-name="Inline_20_Heading">Symbol:</text:span> “<text:span text:style-name="T8">⬠</text:span>”, “<text:span text:style-name="T22">☖</text:span>” (pentagon); “<text:span text:style-name="T21">ⵅ</text:span>”, “<text:span text:style-name="T21">ⴴ</text:span>”, “<text:span text:style-name="T22">Ϫ</text:span>”, “<text:span text:style-name="T21">ⴳ</text:span>” (anvil); stone mason’s mark / inverted benchmark (sort of tack plus downward arrow-head)</text:p>
        <text:p text:style-name="Text_20_body"><text:span text:style-name="Inline_20_Heading">Anima color:</text:span><text:span text:style-name="Inline_20_Heading"><text:span text:style-name="T15"> Grey</text:span></text:span></text:p>
        <text:p text:style-name="TODO"><text:span text:style-name="Inline_20_Heading"><text:span text:style-name="T14">Anima effects:</text:span></text:span><text:span text:style-name="T14"> </text:span><text:span text:style-name="T4">By spending 5 motes reflexively, a figure of Authority can [TODO</text:span></text:p>
        <text:list xml:id="list208739677" text:continue-numbering="true" text:style-name="List_20_1">
          <text:list-item>
            <text:p text:style-name="P20">Something like Hodge/Podge, influencing others to follow some nearby social/organizational goals?</text:p>
          </text:list-item>
          <text:list-item>
            <text:p text:style-name="P20">Gain temporary Influence, Backing etc.? Compare with Minor Usurpation, and Nocturnal Background-altering Charms.</text:p>
          </text:list-item>
          <text:list-item>
            <text:p text:style-name="P20">Take on Motivation of larger organization, or gain bonuses for acting in accord with it? <text:s/>Something vaguely Eclipse-like.</text:p>
          </text:list-item>
          <text:list-item>
            <text:p text:style-name="P20">Some sort of Loyalty bonus for social groups?</text:p>
          </text:list-item>
        </text:list>
        <text:p text:style-name="P19">]</text:p>
        <text:p text:style-name="Text_20_body"><text:span text:style-name="Inline_20_Heading">Associations:</text:span> Cultural Super-Ego, Ethics and Mores; Grey; Congruence, Order, Control; Rigidity, Self-imposed Blindness</text:p>
        <text:p text:style-name="Text_20_body"><text:span text:style-name="Inline_20_Heading">Sobriquets:</text:span> The Architects; The Authority; The Unbending Arm; They Who Carve Truth in Stone; <text:span text:style-name="TODO_20__28_character_29_">TODO</text:span></text:p>
        <text:p text:style-name="Text_20_body"><text:span text:style-name="Inline_20_Heading">Concepts:</text:span> reforming bureaucrat, overly-literal judge, master blacksmith, honor-driven vigilante, didactic scholar</text:p>
        <text:p text:style-name="Text_20_body"><text:span text:style-name="Inline_20_Heading">Abilities:</text:span><text:span text:style-name="Inline_20_Heading"><text:span text:style-name="T15"> Bureaucracy, Craft, </text:span></text:span>Integrity, Lore, Resistance</text:p>
        <text:p text:style-name="Text_20_body"><text:span text:style-name="Inline_20_Heading">Quote:</text:span> “Do not bend. <text:s/>Folding, spindling or mutilating may be permitted according to local by-laws.”</text:p>
        <text:h text:style-name="P22" text:outline-level="2">Parametadivisions</text:h>
        <text:p text:style-name="Text_20_body">The Chosen of Eris have been created to sow confusion and discord and, to this end, are inherently able to mimic one type of Exalt or other powerful being, according to an aspect known as their Parametadivision. <text:s/>This is chosen at character creation time, but may be changed later through the ritual of Divisional Realignment (see page <text:bookmark-ref text:reference-format="page" text:ref-name="__RefHeading__1814_1655479685">18</text:bookmark-ref>).</text:p>
        <text:p text:style-name="Text_20_body">Each type mimicked contains further sub-types—Exalted castes, for example. <text:s/>The character must choose an initial sub-type to mimic, but may change this indefinitely at any time by taking a miscellaneous action. <text:s/>For some Parametadivisions this change may affect ongoing anima effects, as described in the relevant following section.</text:p>
        <text:p text:style-name="P5">If the character changes sub-type she may also change minor details of her appearance as a Shaping effect. <text:s/>Assuming they recall clearly through the effects of her recumbent destiny, others will not recognize her from her normal appearance or that of any other of her sub-type forms unless they succeed on a (Perception + Awareness) roll at a difficulty of the character’s (Essence ÷ 2). <text:s/>They may substitute Investigation or Larceny for Awareness if they already have reason to suspect the character may not be who she appears to be. <text:s/>The character may have only one alternative appearance associated with each sub-type.</text:p>
        <text:p text:style-name="TODO">[Need something for Dragon Kings?]</text:p>
        <text:p text:style-name="TODO">[Nocturnals: Warp from Weft? <text:s/>Or should they be Night from Day, and “Lunars” be … Skin from Soul/Bone, Heart from Whole, … ?]</text:p>
        <text:h text:style-name="Heading_20_3" text:outline-level="3">Anima Mimicry</text:h>
        <text:p text:style-name="Text_20_body">Erisians are able to use their anima appearance and powers to support their Parametadivisional impersonation of different Exalted types. <text:s/>Each can at least approximate the outward appearance of the most significant anima powers of those they impersonate.</text:p>
        <text:p text:style-name="TODO">[TODO: revisit anima powers to make sure obvious, automatic ones are mimicked, e.g., the Abyssal one about auto-raising zombies.]</text:p>
        <text:p text:style-name="Text_20_body">When it is visible, Discordians can reflexively, at no cost, make their anima appear to belong to the Exalted type and caste fitting their Parameta­divisional Affinity. <text:s/>By spending 3 motes, they can change this appearance to any other Parameta­divisional type and caste for one scene. <text:s/>Mimicking another Exalted anima in this way includes the anima getting brighter at the levels appropriate for that Exalted type, including any penalties to Stealth and so on. <text:s/>If mimicking a caste which can flare its anima even further than normal, such as the Solar Zenith or Infernal Malefactor castes, the character can do the same at the cost of 2 motes, or at no cost whenever their anima flares at the 16+ level, though it is a purely cosmetic effect. <text:s/>For those types whose anima includes iconic imagery, the image will be different from the character’s Erisian anima, but have something in common with it.</text:p>
        <text:p text:style-name="Text_20_body">To aid in infiltrating various power groups, they can commit 5 motes and 1 willpower to change their apparent Essence signature indefinitely, regardless of whether their anima is visible (<text:span text:style-name="T1">e.g.</text:span><text:span text:style-name="T2">, even when they are asleep</text:span>), but only according to their Affinity. <text:s/>Alternatively, they can commit that Essence and willpower to hide the fact that they have enlightened Essence at all, making them appear to be an ordinary mortal of Essence 1 (or, if they normally have Essence 4 or more, a heroic mortal with Essence 2 and no mote pool). <text:s/>This effect continues even as the Exalt spends motes, though observers may be able to determine the source of the power.</text:p>
        <text:p text:style-name="Text_20_body">Unless they are mimicking the type with which they have an Affinity, use of an Obvious Charm or an expenditure of 11 or more motes of their Peripheral Essence causes the effect to end immediately, and the willpower is no longer committed.</text:p>
        <text:p text:style-name="Text_20_body">When their anima appearance is changed in this way, be it for a scene or indefinitely, magical powers which can determine the type of an Exalt’s Essence (such as the Solar Charm All-Encompassing Sorcerer’s Sight) will also perceive the purported type. <text:s/>Attempts to see through this (<text:span text:style-name="T1">e.g.</text:span><text:span text:style-name="T2">, using a Charm such as Eye of the Unconquered Sun) add the Exalt’s Essence to their difficulty or, in the case of a contested roll, the character adds (Essence) successes. <text:s/>This alteration is a Shaping effect rather than an Illusion. <text:s/>Effects which prevent Shaping will nonetheless not prevent this alteration or suppression of apparent anima, unless they are specifically crafted to that end.</text:span></text:p>
        <text:h text:style-name="Heading_20_4" text:outline-level="4">Other Affinity Effects</text:h>
        <text:p text:style-name="Text_20_body">In order that they may blend in with those they are trying to influence, the Affinity of a Discordian also confers upon them any cosmetic effects which would be appropriate. <text:s/>For example, those in the Parametadivision called the The Division by Zero will give a fairly convincing impression of walking corpses, whereas those in the Division of Night from Day have animal tells, and those in the Division of Seed from Tree show some of the elemental coloring of the Dragon-Blooded, if their Essence is high enough.</text:p>
        <text:p text:style-name="P1">Those Erisians bearing an apparent Essence signature befitting a creature of darkness are treated as such, for the purposes of Charms and other effects. <text:s/>They may take extra damage from Holy effect, for example, and cannot themselves use Holy Charms, though they may learn them.</text:p>
        <text:p text:style-name="TODO">[Cosmetic Charm mimicry?]</text:p>
        <text:h text:style-name="P21" text:outline-level="3">The Division of Good from Bad</text:h>
        <text:p text:style-name="Text_20_body">Erisians of this Parametadivision take on the mantle of excellence and leadership to reflect the light of the Solars. <text:s/>They inspire others by example, taking control where it suits them, pushing and dragging others to where they need to be. <text:s/>Equally they will shine a light on what they see as wrong or deficient, whether or not they have an alternative in mind: upheaval is preferable to broken order. <text:s/>They are rarely hidden, unless that is what they excel in, and unlikely to be overlooked.</text:p>
        <text:p text:style-name="Text_20_body"><text:span text:style-name="Inline_20_Heading">Element:</text:span> Orange</text:p>
        <text:p text:style-name="Text_20_body"><text:span text:style-name="Inline_20_Heading">Magical Material:</text:span> Orichalcum</text:p>
        <text:p text:style-name="Text_20_body"><text:span text:style-name="Inline_20_Heading">Affinity:</text:span> Solar</text:p>
        <text:p text:style-name="Text_20_body"><text:span text:style-name="Inline_20_Heading">Anima effects:</text:span> <text:span text:style-name="T2">Common Solar anima effects, at a cost of 1 mote each:</text:span></text:p>
        <text:list xml:id="list803560077" text:continue-numbering="true" text:style-name="List_20_1">
          <text:list-item>
            <text:p text:style-name="P14">Cause her caste mark to glow brightly for a scene (as if the character had spend 4-7 motes of Peripheral Essence).</text:p>
          </text:list-item>
          <text:list-item>
            <text:p text:style-name="P14">Cause her anima to glow brightly enough to read by for a scene (as if the character had spent 8-10 motes of Peripheral Essence).</text:p>
          </text:list-item>
          <text:list-item>
            <text:p text:style-name="P14">Know the precise time of day for the rest of the scene.</text:p>
          </text:list-item>
        </text:list>
        <text:p text:style-name="TODO">By spending 10 motes, a [sobriquet] can reflect some of the Holy power of the Solars. <text:s/>For the rest of the scene, she adds (Essence) dice to any kind of attack [and/or defense?] roll against creatures of darkness. <text:s/>The anima power actives automatically once the character spends 11-15 motes of Peripheral Essence. </text:p>
        <text:p text:style-name="Text_20_body"><text:span text:style-name="Inline_20_Heading">Associations:</text:span> Beautiful Sunsets; <text:span text:style-name="TODO_20__28_character_29_">TODO</text:span></text:p>
        <text:p text:style-name="Text_20_body"><text:span text:style-name="Inline_20_Heading">Sobriquets:</text:span> The Law Unto Themselves, <text:span text:style-name="TODO_20__28_character_29_">TODO</text:span></text:p>
        <text:p text:style-name="Text_20_body"><text:span text:style-name="Inline_20_Heading">Concepts:</text:span> ronin, elite palace guard, charismatic king, campaigner for Elemental rights, rising star of the Guild</text:p>
        <text:p text:style-name="Text_20_body"><text:span text:style-name="Inline_20_Heading">Quote:</text:span> <text:span text:style-name="T10">“The Nagas of the South-East Mountain Tribes say that the sun shines by day because, being a woman, it is afraid to venture out by night.”</text:span></text:p>
        <text:h text:style-name="P21" text:outline-level="3">The Division of Night from Day</text:h>
        <text:p text:style-name="Text_20_body">The Chosen who take to this Parametadivision ape the Chosen of Luna and, being born of confusion, are quite at home in mimicking their volatile natures. <text:s/>They change their forms, opinions, tactics and allegiances at whim; they will hold at least some more enduring values and loyalties, but even these are not immutable.</text:p>
        <text:p text:style-name="Text_20_body">They have some form of marking or animal characteristic, similar to the Lunars’ Tell, manifesting in any form they take. <text:s/>This is both less obvious and less magical than a true Tell. <text:s/>It can be hidden under clothing and need not make one think of animals or Lunars without other reasons to do so, or unless the player wishes it so. <text:s/>Nonetheless, someone who notices it on the character in more than one form will be aware that those forms are connected somehow, even through the confusion of Recumbent Destiny. <text:s/>There is no Illusion hiding it, but the difficulty to notice it with a (Perception + Awareness) roll is equal to the character’s (Willpower + [Essence ÷ 2]).</text:p>
        <text:p text:style-name="Text_20_body">The Moonlight Lyres may choose to carry silvery tattoos as well. <text:s/>These tattoos are not really moonsilver and never form the correct patterns to have their intended effect in any case. <text:s/>A contested (Perception + Occult) roll against the same difficulty as before may find a flaw in the tattoo’s design revealing it as not quite Lunar and not really moonsilver, if any have cause to look for it.</text:p>
        <text:p text:style-name="Text_20_body">For both pseudo-tell and fake tattoos, the Storyteller may apply bonuses of +1 to +5 to observers’ rolls, depending on how familiar they are with Lunars, how actively they are looking for these signs, and so on. <text:s/>Lastly note that the forms of these markings are selected when the character joins the Parametadivision and cannot be changed thereafter.</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2">Common Lunar anima effects, at a cost of 1 mote each:</text:span></text:p>
        <text:list xml:id="list1413646092" text:continue-numbering="true" text:style-name="List_20_1">
          <text:list-item>
            <text:p text:style-name="P14">Cause her caste mark and tattoos to glow brightly for a scene (as if the character has spent four to seven motes of Peripheral Essence).</text:p>
          </text:list-item>
          <text:list-item>
            <text:p text:style-name="P14">Cause her anima to glow brightly enough to read by for a scene (as if the character has spent eight to 10 motes of Peripheral Essence).</text:p>
          </text:list-item>
          <text:list-item>
            <text:p text:style-name="P14">Cause her pseudo-Tell to become unmistak­able and impossible to miss as being (apparently) a Tell.</text:p>
          </text:list-item>
          <text:list-item>
            <text:p text:style-name="P14">Know the precise day of the lunar month, the phase of the moon and the time of day for the rest of the scene.</text:p>
          </text:list-item>
        </text:list>
        <text:p text:style-name="P1">By spending 1 mote the character may cause her tattoos (if any) and pseudo-Tell to completely vanish for one scene.</text:p>
        <text:p text:style-name="Text_20_body"><text:span text:style-name="T2">By spending 10 motes, a Moonlight Lyre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text:p>
        <text:p text:style-name="Text_20_body">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text:p>
        <text:p text:style-name="Text_20_body">This effect costs 5 motes once his anima banner reaches the 11-15 mote level and 2 motes at the 16+ level. <text:s/>The character may also invoke it reflexively if subject to a Shaping effect, such as Wyld mutation, which would solely or partly alter her appearance in a way consistent with this power. In that case, her anima power acts as a perfect defense against the Shaping effect, but automatically copies the intended shape.</text:p>
        <text:p text:style-name="TODO"><text:span text:style-name="Inline_20_Heading">Associations:</text:span> Id; Desire, Lovers, Becoming-One; Curiosity; Loneliness</text:p>
        <text:p text:style-name="TODO"><text:span text:style-name="Inline_20_Heading">Sobriquets:</text:span> The Moonlight Lyres; TODO</text:p>
        <text:p text:style-name="Text_20_body"><text:span text:style-name="Inline_20_Heading">Concepts:</text:span> child raised by wolves, roving Lothario, Wyld barbarian leader, half-breed shaman, guardian of the forest</text:p>
        <text:p text:style-name="TODO"><text:span text:style-name="Inline_20_Heading">Quote:</text:span> TODO</text:p>
        <text:h text:style-name="P21" text:outline-level="3">The Division of Seed from Tree</text:h>
        <text:p text:style-name="Text_20_body">The Princes of the Earth are the lucky ones flattered by the imitations of this Parametadivision. <text:s/>Though hostile to all “anathema”, the Dragon-Blooded are an influential, wide-spread, mobile host, organized but far from acting in perfect harmony: sometimes it is easiest to hide a tree in the forest. <text:s/>These Erisians will work together with their fellows and followers for the good of some group, as they believe Eris would see it. <text:s/>That said, the group they lead may not be quite the same as the one they’re trying to help. </text:p>
        <text:p text:style-name="Text_20_body">Knights of the Five-Sided Temple must choose a particular Elemental type to mimic initially but can change this as described below.</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office:annotation><dc:creator>Hugh Greene</dc:creator><dc:date>2010-09-05T17:17:51</dc:date><text:p><text:span text:style-name="T24">Richard reckoned that flat-out duplicating all anima effects is unfair in terms of game balance, and the illusory anima flux would be enough to convince people. <text:s/>Maybe this will do instead?</text:span></text:p></office:annotation></text:span><text:span text:style-name="Inline_20_Heading">Anima effects:</text:span> If the character takes a miscellaneous action to change to a different element while anima powers are in use, this will cancel their effect—and doubtless confuse any onlookers—<text:span text:style-name="TODO_20__28_character_29_">though the anima may re-activate automatically for the new element if the character has spent enough motes of Peripheral Essence</text:span>.</text:p>
        <text:p text:style-name="Text_20_body">By spending <text:span text:style-name="TODO_20__28_character_29_">10</text:span> motes, a character may gain some benefits of his selected element for one scene. <text:s/>Firstly, he may add his Essence in dice to attempts to resist damage from environmental effects of that element,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 as a Shaping effect.</text:p>
        <text:list xml:id="list894885772" text:continue-numbering="true" text:style-name="List_20_1">
          <text:list-item>
            <text:p text:style-name="P14">For Air, leaping distance is multiplied by the his Essence.</text:p>
          </text:list-item>
          <text:list-item>
            <text:p text:style-name="P14">For Earth, his Essence is added to rolls to resist grappling or knockback.</text:p>
          </text:list-item>
          <text:list-item>
            <text:p text:style-name="P14">For Fire, he can ignite flammable materials with a touch.</text:p>
          </text:list-item>
          <text:list-item>
            <text:p text:style-name="P14">For Water, he can breathe water as easily as air, and will not drown.</text:p>
          </text:list-item>
          <text:list-item>
            <text:p text:style-name="P14">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 ÷ 2).</text:p>
          </text:list-item>
        </text:list>
        <text:p text:style-name="TODO">These anima powers activate automatically at the 11-15 mote level of Peripheral Essence expend­iture.</text:p>
        <text:p text:style-name="TODO"><text:span text:style-name="Inline_20_Heading">Associations:</text:span> Ego; Strife, Competition, Jealousy; Teamwork, Pride</text:p>
        <text:p text:style-name="Text_20_body"><text:span text:style-name="Inline_20_Heading">Sobriquets:</text:span> The Knights of The Five-Sided Temple; Fallen Apples; The Harvest Ripe and Scattered Seed; <text:span text:style-name="TODO_20__28_character_29_">TODO</text:span></text:p>
        <text:p text:style-name="Text_20_body"><text:span text:style-name="Inline_20_Heading">Concepts:</text:span> oblivious sybarite, scheming courtier, impassioned politician, sorcery researcher, apparently-reliable army officer</text:p>
        <text:p text:style-name="Text_20_body"><text:span text:style-name="Inline_20_Heading">Other rules:</text:span> Anima flux does not truly apply to those Exalts in this Parametadivision,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1 <text:span text:style-name="T1">die</text:span><text:span text:style-name="T2"> of</text:span> external penalty (<text:span text:style-name="T2">i.e., zero or one levels) on</text:span> each attack or other action directed at the Exalt, from characters who are unable to soak lethal damage with Stamina (i.e., excluding Exalts), as they instinctively try to avoid the (non-existent) damage. <text:s/>At the 16+ level it imposes a number of penalty <text:span text:style-name="T1">dice</text:span><text:span text:style-name="T2"> </text:span>equal to the character’s permanent Essence, which applies to all characters. <text:s/><office:annotation><dc:creator>Hugh Greene</dc:creator><dc:date>2010-09-05T15:08:32</dc:date><text:p text:style-name="P23"><text:span text:style-name="T25">John said that the original text here was confusing and sounded like a perfect Illusion, so I’ve replaced it with an idea borrowed from Hypnotic Tongue Technique. <text:s/>I’ve also changed the levels of penalty to dice of penalty. <text:s/>Original text is as follows.</text:span></text:p><text:p text:style-name="P23"><text:span text:style-name="T24"/></text:p><text:p text:style-name="P23"><text:span text:style-name="T24">[[[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span></text:p></office:annotation>This Illusion may be subconsciously resisted for a scene by spending one Willpower, but observers must spend a further three Willpower to recognize the Illusion for what it is, and remember it. <text:s/>In that case, the Illusion will not affect them for the rest of the story. <text:s/>This in itself will not necessarily cause onlookers to realize that the character is not a Dragon-Blood, but it may raise their suspicions.</text:p>
        <text:p text:style-name="TODO"><text:span text:style-name="Inline_20_Heading">Quote:</text:span> TODO</text:p>
        <text:h text:style-name="P21" text:outline-level="3">The Division of Might from Will</text:h>
        <text:p text:style-name="Text_20_body">To turn what could be into what is, one needs both direction and action, wisdom and strength. <text:s/>Erisians who work with this understanding act like the Sidereals, guiding others along paths by keeping these two threads in harmony, or diverting them by twisting or breaking one or both. <text:s/>Commonly they prefer to pull strings in the background but they are known also to wade into the middle of things to untangle a mess, or step up to be seen as a sign and guiding light to others.</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2">Common Sidereal anima effects, at a cost of 1 mote each:</text:span></text:p>
        <text:list xml:id="list873794352" text:continue-numbering="true" text:style-name="List_20_1">
          <text:list-item>
            <text:p text:style-name="P14">Make her caste mark obvious for one minute, as if the character had spent 8-10 motes of Peripheral Essence.</text:p>
          </text:list-item>
          <text:list-item>
            <text:p text:style-name="P14">Know the exact time and date by sensing the position of celestial bodies—or other significant bodies, meaning this ability works in realms such as Malfeas or (insofar as time has meaning there) the Wyld.</text:p>
          </text:list-item>
          <text:list-item>
            <text:p text:style-name="P12"><text:span text:style-name="T2">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ODO">[TODO: Is the following a bit meh? <text:s/>Is it something all Discordians should be able to do, as well as switch between being or not being Creatures of Darkness?]</text:p>
        <text:p text:style-name="TODO">By spending 10 motes, one of the Foolish Sages gains the ability to step fully into or out of Fate,<text:span text:style-name="T2"> for one scene. <text:s/>The character may change his status any number of times within the scene, but each change requires a miscellaneous action. <text:s/>Alternatively the character can pay a further 2 motes on a given action to make it reflexive, and may do so automatically whenever a Fate-based effect could target him. <text:s/>Stepping outside Fate grants immunity to any Charms with the Fate keyword, to the crafting or transferring of crafted destinies, and to being located via the Loom of Fate. <text:s/>It will not remove a destiny or Fate-based effect which has already been applied, unless the description of that effect states that it works in that way. <text:s/>Stepping fully into Fate, the Exalt allows Fate-based </text:span>effects to occur as normal. <text:s/>The confusion of identity that the recumbent destiny causes is not removed, as it is not really a Fate-based effect. <text:s/>A Foolish Sage who enters Autochthonia will soon realize that he can step into or out of the Design of Autochthon as well. <text:s/>He cannot be within the Design and the Loom simultaneously, however. <text:s/>This effect costs 5 motes once her anima banner reaches the 11-15 mote level and 2 motes at the 16+ level.</text:p>
        <text:p text:style-name="TODO"><text:span text:style-name="Inline_20_Heading">Associations:</text:span> Collective Unconscious; Confusion, Duplicity; Flexibility, Learning</text:p>
        <text:p text:style-name="Text_20_body"><text:span text:style-name="Inline_20_Heading">Sobriquets:</text:span> Foolish Sages; <text:span text:style-name="TODO_20__28_character_29_">TODO</text:span></text:p>
        <text:p text:style-name="Text_20_body"><text:span text:style-name="Inline_20_Heading">Concepts:</text:span> incognito courier, diverting seduc­tress, military logistics officer, spy in the Bureaux of Yu-Shan, assassin</text:p>
        <text:p text:style-name="TODO"><text:span text:style-name="Inline_20_Heading"><text:span text:style-name="T10">Quote:</text:span></text:span><text:span text:style-name="T10"> TODO</text:span></text:p>
        <text:h text:style-name="P21" text:outline-level="3">The Division of Blood from Stone</text:h>
        <text:p text:style-name="Text_20_body">Just as the Maker’s Chosen are constructed in the image of mortals, to give them a face which is not too foreign to the populace, so Erisians of this Parametadivision don a new skin to walk un­challenged among those alien cultures. <text:s/>They are aware that, particularly in Autochthonia, they are a piece in a large machine; but they also know that every living cog has its own will and destiny.</text:p>
        <text:p text:style-name="P5">Members of the Seventh Column must choose a particular Alchemical type to mimic initially, but can change that later.</text:p>
        <text:p text:style-name="Text_20_body"><text:span text:style-name="Inline_20_Heading">Element:</text:span> Prickle</text:p>
        <text:p text:style-name="Text_20_body"><text:span text:style-name="Inline_20_Heading"><text:span text:style-name="T14">Magical Material:</text:span></text:span><text:span text:style-name="T14"> Any of orichalcum, moon­silver, jade, starmetal, soulsteel, and adamant. <text:s/></text:span></text:p>
        <text:p text:style-name="Text_20_body"><text:span text:style-name="Inline_20_Heading">Affinity:</text:span> Alchemical</text:p>
        <text:p text:style-name="P4"><text:span text:style-name="Inline_20_Heading"><text:span text:style-name="T14">Anima effects:</text:span></text:span><text:span text:style-name="T14"> </text:span></text:p>
        <text:p text:style-name="P5">Common Alchemical anima effects, at a cost of 1 mote each:</text:p>
        <text:list xml:id="list725100167" text:continue-numbering="true" text:style-name="List_20_1">
          <text:list-item>
            <text:p text:style-name="P16">Cause her anima banner to flare up to any desired level of display for the rest of the scene.</text:p>
          </text:list-item>
        </text:list>
        <text:p text:style-name="P5">The character may take a miscellaneous action to change small details of her appearance, to mimic the installation of different Charms. <text:s/>In this case she remains recognizably the same and this is not suspicious to Autochthonian natives. <text:s/>Alternatively the character may adopt the appearance of an Apostate with Voidtech Charms, with the expected effects on her encounters. <text:s/>This does not itself change her material alignment.</text:p>
        <text:p text:style-name="P5">If the character changes material while anima powers are in use, this will cancel their effect—and doubtless confuse any onlookers—<text:span text:style-name="TODO_20__28_character_29_">though the anima may re-activate automatically for the new element if she has spent enough motes of Peripheral Essence</text:span>. <text:s/>If changing alignment means that it no longer matches some artifacts which a character has already attuned, the attunement is unaffected, but he will no longer gain material-specific bonuses when wielding it, unless and until his anima powers are activated.</text:p>
        <text:p text:style-name="TODO">By spending 10 motes reflexively, one of the Greys can gain access to the material-specific bonuses of all his attuned artifacts, regardless of his own current alignment, at no additional attunement cost and without the need for a (Wits + Lore) roll. <text:s/>In the case of weapons and armor made from the magical materials, the character may optionally replace the bonuses of any item with those for the material with which he is currently aligned. <text:s/>This power has no effect on artifacts tainted with Vitriol.</text:p>
        <text:p text:style-name="TODO">If the character is not wielding a weapon made from the magical materials—either because his weapon is made of something else, or he wields no weapon—he nonetheless gains the attack bonuses of his own material. <text:s/>Defense bonuses are applied similarly to characters not wearing armor made of the magical materials. <text:s/>This effect lasts for one scene, and applies automatically once her anima banner reaches the 11-15 mote level.</text:p>
        <text:p text:style-name="Text_20_body"><text:span text:style-name="Inline_20_Heading">Associations:</text:span> Faith, Dogma, Tools; Hierarchy, Society, Service, the Greater Good; Conflicting Loyalties, Conflicted Madness</text:p>
        <text:p text:style-name="Text_20_body"><text:span text:style-name="Inline_20_Heading">Sobriquets:</text:span> Bishops of Greyface; Greys; Loose Cogs; The Seventh Column; <text:span text:style-name="TODO_20__28_character_29_">TODO</text:span></text:p>
        <text:p text:style-name="Text_20_body"><text:span text:style-name="Inline_20_Heading">Concepts:</text:span> re-interpreter of dogma, conciliatory Apostate, trans-national ambassador, covert visitor from Creation, fervent nationalist</text:p>
        <text:p text:style-name="Text_20_body"><text:span text:style-name="Inline_20_Heading">Other rules:</text:span><text:span text:style-name="Inline_20_Heading"><text:span text:style-name="T15"> The cosmetic effects of the Bishops</text:span></text:span><text:span text:style-name="T15">’</text:span><text:span text:style-name="Inline_20_Heading"><text:span text:style-name="T15"> Exalted Affinity extend to them leaving chemical trails as anima levels rise. <text:s/>However, this is only an Illusion and will gradually fade, vanishing by the end of the scene. <text:s/>The usual rules for resisting Illusions apply, though onlookers will generally not do so unless they are specifically looking for Illusions or have a reason to suspect the Erisian is not the Alchemical she appears to be.</text:span></text:span></text:p>
        <text:p text:style-name="Text_20_body"><text:span text:style-name="Inline_20_Heading"><text:span text:style-name="T15">Erisians in this Parametadivision cannot be re-fitted or repaired in Alchemical vats and will not increase in size as their Essence rises, though their bearing may become more imposing. <text:s/>To some Alchemicals, this may be enough to give away their foreign nature.</text:span></text:span></text:p>
        <text:p text:style-name="Text_20_body"><text:span text:style-name="Inline_20_Heading">Quote:</text:span> “The part with the greatest number of degrees of freedom ultimately governs the system.”</text:p>
        <text:h text:style-name="P21" text:outline-level="3">The Division by Zero</text:h>
        <text:p text:style-name="Text_20_body">Discordians are drawn to this Parametadivision <text:s/>if they choose to devote themselves to opposing the Neverborn, the Abyssals, and their mundane and magical allies. <text:s/>The paths of Erisian Chaos may be about tearing things down, but more to set them free than not to destroy them. <text:s/>Death is part of life, but Chaos is never Oblivion, for that is the end of possibility.</text:p>
        <text:p text:style-name="Text_20_body">Given the obvious dangers, they are most likely to do their work from within: wreaking destruction where it will lead to some good; bringing people to an understanding of endings which avoids despair; freeing ghosts from the attachments that hold them back from Lethe; sabotaging Deathlord plans by being too blatant in their actions. <text:s/>At times they pretend Resonance by using the balance effects of Numerology to cause damage but leave reparation in their wake.</text:p>
        <text:p text:style-name="Text_20_body"><text:span text:style-name="Inline_20_Heading"><text:span text:style-name="T2">Element:</text:span></text:span><text:span text:style-name="T2"> Dirt</text:span></text:p>
        <text:p text:style-name="Text_20_body"><text:span text:style-name="Inline_20_Heading">Magical Material:</text:span> Soulsteel</text:p>
        <text:p text:style-name="P1"><text:span text:style-name="Inline_20_Heading">Affinity:</text:span> Abyssal</text:p>
        <text:p text:style-name="Text_20_body"><text:span text:style-name="Inline_20_Heading">Anima effects:</text:span> Common Abyssal anima effects, at a cost of 1 mote each:</text:p>
        <text:list xml:id="list1292897980" text:continue-numbering="true" text:style-name="List_20_1">
          <text:list-item>
            <text:p text:style-name="P14">Cause their anima to flare to any level of display up to the 8–10 mote level. This display lasts for a scene or until reflexively dismissed, after which the character’s anima dims to its actual level.</text:p>
          </text:list-item>
          <text:list-item>
            <text:p text:style-name="P14">Attune her Essence to the emanations of the Underworld for a scene, extending this sixth sense to a radius of (Essence x 100) yards.</text:p>
          </text:list-item>
        </text:list>
        <text:p text:style-name="P6">By default these Exalted respire normal Essence, except when they choose to show an Abyssal anima banner, in which case they respire death-aspected Essence. <text:s/>By spending 1 mote, the character can switch between respiring normal and death-aspected Essence, until the next sunset or sunrise (or equivalent time in the Underworld or other realm).</text:p>
        <text:p text:style-name="TODO">By spending 10 motes, a Finger of the Left Hand<office:annotation><dc:creator>Hugh Greene</dc:creator><dc:date>2010-09-05T15:43:41</dc:date><text:p text:style-name="P23"><text:span text:style-name="T24">John reckoned this was too powerful. <text:s/>It used to allow the character to switch the opposed target for free, once per action, so I’ve made switching target cost 5 motes, at both levels. <text:s/>Still not sure if this is too strong.</text:span></text:p></office:annotation> can reanimate a corpse as a zombie extra, or take control of a single existing zombie (or equivalent) within a 10-yard range. <text:s/>Both newly-animated and existing zombies affected by this power decay rapidly, suffering one aggravated level of damage per day until they disintegrate. <text:s/>If another being actively controls an existing zombie, it must make a contested (Essence + Willpower) roll against the character to retain control. <text:s/>This power works automatically once per action, when the character has spent 11-15 motes of Peripheral Essence.</text:p>
        <text:p text:style-name="TODO">Alternatively the character may reflexively spend 10 motes to take control of a being which has taken sufficient damage to take it into or past its Dying health levels. <text:s/>This stabilizes the target at its current level (or its last Dying health level, if it would have died outright) and heals one level of lethal damage every 6 ticks, until the being reaches Incapacitated. <text:s/>At the same time, the being becomes able to move around and act physically as normal, under the character’s direction as a Total Control effect. <text:s/>The target cannot interact socially while it remains unconscious, but its wound penalties are reduced to -2. <text:s/>If the target is healed above Incapacitated, the control ends immediately. <text:s/>If the target is still Incapacitated at the end of the scene, the control ends and the being returns to unconsciousness. <text:s/>This power does not activate automatically beyond a certain level of anima flare.</text:p>
        <text:p text:style-name="TODO">[TODO: Ditch the following?</text:p>
        <text:p text:style-name="TODO">By spending 5 motes, a Finger of the Left Hand can focus his life energy for one scene, overcoming one point worth of any external penalties from a single source. <text:s/>The character may reflexively spend a further 5 motes to choose a different source, once per action, at Step 1 or 2 of attack resolution. <text:s/>This effect applies automatically once his anima banner reaches the 4-7 mote level, though the character may wait indefinitely to nominate the source to oppose for that scene.</text:p>
        <text:p text:style-name="P8">By spending 10 motes, external penalties up to the character’s Essence are removed for the scene, from any one source. <text:s/>The source opposed may be changed once per action as above, by spending a further 5 motes. <text:s/>Alternatively the character may choose to remove one point of external penalties from any and all sources for the scene. <text:s/>This effect costs 5 motes once his anima banner reaches the 11-15 mote level; it is not reduced further at the 16+ level.]</text:p>
        <text:p text:style-name="Text_20_body"><text:span text:style-name="Inline_20_Heading">Associations:</text:span> Being, Life; Creativity; Awakening, Reincarnation; Over-eagerness, Excess; Rejection, Abandonment</text:p>
        <text:p text:style-name="Text_20_body"><text:span text:style-name="Inline_20_Heading">Sobriquets:</text:span> Men in Black; The Left Hand of Darkness; The Overflow from The Void; The Fruit of Salted Earth; Singers of the Last and First Lullaby</text:p>
        <text:p text:style-name="Text_20_body"><text:span text:style-name="Inline_20_Heading"><text:span text:style-name="T2">Concepts:</text:span></text:span><text:span text:style-name="T2"> roving Underworld enforcer, ambassador to Sijan, ghost resistance leader, double-agent for Creation, necromancer delving into the Neverborn</text:span></text:p>
        <text:p text:style-name="Text_20_body"><text:span text:style-name="Inline_20_Heading"><text:span text:style-name="T2">Quote:</text:span></text:span><text:span text:style-name="T2"> </text:span><text:span text:style-name="T5">“Don’t let them immanentize the eschaton!”</text:span></text:p>
        <text:h text:style-name="P21" text:outline-level="3">The Sub-Division</text:h>
        <text:p text:style-name="Text_20_body">The Chosen of Eris who seek to wrestle with the philosophy of dominance and oppression may join this Parametadivision, and are as likely to aid the schemes of the Yozi as to oppose them. <text:s/>What Discordian could but love the free will which the Primordials gave to mortals, or but sorrow at how the will of the Yozi is now bound. <text:s/>The struggle to bring any sort of balance between the prisoners and their jailers is an epic one worthy of a Discordian.</text:p>
        <text:p text:style-name="Text_20_body">One who takes this path may choose to gain some vaguely demonic twists to her form, though these will be cosmetic rather than functional, and need not resemble any one demon. <text:s/>The details of these deviations can be changed later, to some extent.</text:p>
        <text:p text:style-name="Text_20_body"><text:span text:style-name="Inline_20_Heading"><text:span text:style-name="T2">Element:</text:span></text:span><text:span text:style-name="T2"> Binding</text:span></text:p>
        <text:p text:style-name="Text_20_body"><text:span text:style-name="Inline_20_Heading">Magical Material:</text:span> Any magical material tainted with Vitriol</text:p>
        <text:p text:style-name="P1"><text:span text:style-name="Inline_20_Heading">Affinity:</text:span> Infernals</text:p>
        <text:p text:style-name="Text_20_body"><text:span text:style-name="Inline_20_Heading"><text:span text:style-name="T17">Anima effects:</text:span></text:span><text:span text:style-name="Inline_20_Heading"><text:span text:style-name="T18"> Common Infernal anima effects, costing one mote each:</text:span></text:span></text:p>
        <text:list xml:id="list853413803" text:continue-numbering="true" text:style-name="List_20_1">
          <text:list-item>
            <text:p text:style-name="P15">Cause his caste mark to glow brightly for a scene (as if the character has spent 4-7 motes of Peripheral Essence).</text:p>
          </text:list-item>
          <text:list-item>
            <text:p text:style-name="P15">Cause his caste mark to clearly illuminate everything within a 10 yard radius for a scene (as if the character has spent 4-7 motes of Peripheral Essence).</text:p>
          </text:list-item>
          <text:list-item>
            <text:p text:style-name="P15">Sense the nearest entry point into the Yozi realm or the nearest pathway that leads to the desert of Cecelyne.</text:p>
          </text:list-item>
        </text:list>
        <text:p text:style-name="P1">As well as the normal Parametadivisional use of a miscellaneous action to change her apparent caste, the character may do so to change some cosmetic aspect of her appearance, to mimic demonic mutations or the effects of Charms such as Viridian Legend Exoskeleton. <text:s/>This change of appearance is purely cosmetic, offering no benefits beyond persuading others of her alleged Infernal nature, and does not obscure the character’s identity.</text:p>
        <text:p text:style-name="P10">By spending 10 motes, of which 5 must remain committed, one of the Inmates may trade burdens with one who is bound by a magically sanctified oath. <text:s/>The Discordian character gains the require­ments and penalties of the target’s oath, and the target takes on a new oath, agreed with and sworn to the character, with the same penalties as the original. <text:s/>An oath can only be traded in this fashion if the being which originally sanctified it had a lower Essence than the Exalt herself. <text:s/>This effect requires the two to shake hands (or otherwise touch) and the target must be willing. <text:s/>The character may restore the original oath at any time, by releasing her commitment of motes.</text:p>
        <text:p text:style-name="P11"><text:span text:style-name="T16">[Or, maybe phrase the above as something which offers stat boosts or guaranteed successes in service of something? <text:s/>Then it could counter Eclipse style botches </text:span><text:span text:style-name="T19">and</text:span><text:span text:style-name="T16"> work a little like Cecylene’s training Charms.]</text:span></text:p>
        <text:p text:style-name="P10">[Or maybe, provide general bonuses to freeing things—from physical bindings, mental influence, Malfean imprisonment (i.e., demon summoning), Intimacies etc.—and penalties to binding things? <text:s/>This could interact with oaths for the scene, e.g., providing bonuses to break them, or forcing a contested roll to allow the botch to happen, or ...]</text:p>
        <text:p text:style-name="P10">[Do I need to fake the Scourge-cast silence effect? <text:s/>It’s not automatic, so I could provide a Charm for it, or players could make custom ones.]</text:p>
        <text:p text:style-name="P10">By spending 10??? motes, a follower of The True Religion can choose to whether or not to be affected as a Creature of Darkness for one scene, regardless of their current anima.</text:p>
        <text:p text:style-name="P1"><text:span text:style-name="Inline_20_Heading">Associations:</text:span> Old Power, Rulership; Founding, Origination; Hierarchy, Obedience, Knowing One’s Place; Rebellion, Resentment</text:p>
        <text:p text:style-name="P1"><text:span text:style-name="Inline_20_Heading">Sobriquets:</text:span> The True Religion; The Urgent Legion; Inmates; Revivalists; The Tied and Sleeping; Brass Eyes</text:p>
        <text:p text:style-name="Text_20_body"><text:span text:style-name="Inline_20_Heading"><text:span text:style-name="T2">Concepts:</text:span></text:span><text:span text:style-name="T2"> orphan turned Yozi cultist (Adorjan), anti-Reclamation spy (Ebon Dragon), greedy warlord (Malfeas), heretical preacher (Cecelyne), disruptive agent in the Realm bureaucracy (She Who Lives in Her Name)</text:span></text:p>
        <text:p text:style-name="Text_20_body"><text:span text:style-name="Inline_20_Heading"><text:span text:style-name="T2">Quote:</text:span></text:span><text:span text:style-name="T2"> </text:span><text:span text:style-name="T5">“Study Demonology with an enemy this Sun-day”</text:span></text:p>
        <text:h text:style-name="P21" text:outline-level="3">The Division of Labor</text:h>
        <text:p text:style-name="TODO">[TODO: Some introductory spiel here.]</text:p>
        <text:p text:style-name="Text_20_body"><text:span text:style-name="Inline_20_Heading"><text:span text:style-name="T2">Element:</text:span></text:span><text:span text:style-name="T2"> Focus</text:span></text:p>
        <text:p text:style-name="Text_20_body"><text:span text:style-name="Inline_20_Heading">Magical Material:</text:span> Jade</text:p>
        <text:p text:style-name="P1"><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anima appear as a “Jadeborn anima”, it will manifest as follows.</text:p>
        <text:p text:style-name="TODO">[TODO: Convert this to a table?]</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1786596644" text:continue-numbering="true" text:style-name="List_20_1">
          <text:list-item>
            <text:p text:style-name="P12">Jade Sense: spending 1 mote reflexively allows the Exalt to detect the existence of jade within (Essence x 5) yards; a further mote gives the direction; and a third tells whether it contains the soul of a Jadeborn. <text:s/>This ability is active automatically at the 4-7 mote level.</text:p>
          </text:list-item>
          <text:list-item>
            <text:p text:style-name="P18">Wyld Resistance: spending 1 mote reflexively gives them (Essence) extra dice to resist any given Wyld effect. <text:s/>This effect is active automatically at the 8-10 mote level.</text:p>
          </text:list-item>
        </text:list>
        <text:p text:style-name="TODO">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TODO">[Need a 10-mote power instead. <text:s/>Either boost this one, or something else. <text:s/>Something to do with binding oneself to service?]</text:p>
        <text:p text:style-name="Text_20_body"><text:span text:style-name="Inline_20_Heading">Associations:</text:span> Doing; Construction, Building, Making; Long-Term Plans, Dedication, Devotion, Zeal; Faithful Service, Grudging Service</text:p>
        <text:p text:style-name="Text_20_body"><text:span text:style-name="Inline_20_Heading">Sobriquets:</text:span> Brick-layers; Underlings; Keystones; The Favorite Slaves; The Uprising Pillars</text:p>
        <text:p text:style-name="Text_20_body"><text:span text:style-name="Inline_20_Heading"><text:span text:style-name="T2">Concepts:</text:span></text:span><text:span text:style-name="T2"> dedicated Worker, resentful slave, ambassador to the Realm, Autochthonian revivalist Warrior, Enlightened Artisan</text:span></text:p>
        <text:p text:style-name="TODO"><text:span text:style-name="Inline_20_Heading"><text:span text:style-name="T2">Quote:</text:span></text:span><text:span text:style-name="T2"> </text:span><text:span text:style-name="T5">TODO</text:span></text:p>
        <text:h text:style-name="P21" text:outline-level="3">The Indivisibles</text:h>
        <text:p text:style-name="Text_20_body">Some Fair Folk Courts are undoubtedly aware of the Discordians, and agitated to find that these Chosen do not pantomime only the others of their kind from within Creation, but also the natives of the Wyld. <text:s/>For their part, the Chosen of Eris may venture into the shifting Marches to bring some Chaos back to Creation, or perhaps to tip the balance of power and force some order on the place.</text:p>
        <text:p text:style-name="TODO">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although the act of change is a Shaping effect, the resulting form is not: it becomes the character’s natural form. <text:s/>If the character leaves this Parametadivision through Divisional Realignment, she returns to her original form, and any Shaping effects active upon her are removed.</text:p>
        <text:p text:style-name="P2">An Exalt entering the ranks of the Indivisibles also gains latent Graces and shaping damage tracks corresponding to the values of her Virtues, at the time she enters the Parametadivision. <text:s/>Her Heart Grace is rated at (Essence ÷ 2), with a minimum of 2. <text:s/>Raksha can observe and interact with these Graces as normal. <text:s/>However, except when she uses her anima power to activate them, she cannot access them for shaping combat and the like, nor can others use them to influence her. <text:s/>One of the Fair Folk may take ownership of one of the character’s Graces but, as long as it remains latent, it grants no hold over the character. <text:s/>The character can spend experience to raise the values of these Graces as if she were a raksha commoner. <text:s/>If she leaves this Parameta­division, all such experience is refunded. <text:s/>If the character acquires Graces through other means, these are not latent and are tracked separately. <text:s/>When her latent Graces are active, add the two ratings, to a maximum of 5.</text:p>
        <text:p text:style-name="TODO">These Erisians can attune Wyld artifacts and acquire gossamer to power oneiromantic spells and raksha treasures. <text:s/>They are capable of learning Craft (Glamour) but cannot apply it without access to suitable Charms—borrowed from raksha with Charm-Filching Prana, perhaps, or developed personally. <text:s/>They are also capable of gaining the Gossamer background but it does not grant Assumption Charms and, unless they have a way of forging gossamer, neither does it translate into enhanced Resources in Creation.</text:p>
        <text:p text:style-name="Text_20_body"><text:span text:style-name="Inline_20_Heading"><text:span text:style-name="T2">Element:</text:span></text:span><text:span text:style-name="T2"> Dream</text:span></text:p>
        <text:p text:style-name="Text_20_body"><text:span text:style-name="Inline_20_Heading">Magical Material:</text:span> Gossamer</text:p>
        <text:p text:style-name="P1"><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An Erisian in this Parametadivision may spend 10 motes to access her latent Graces for one scene. <text:s/>This enables her to take shaping actions and make shaping attacks. <text:s/>It also means that she does not restrict the flow of time for raksha as Creation-born normally do. <text:s/>This anima effect is accessible for no cost once the character’s anima reaches the 11-15 mote level. <text:s/>If the character re-activates this power in the immediately following scene, it costs only 5 motes. <text:s/>The character does not have feeding Graces; her dice pool for Join Shaping Battle is the sum of her two highest Graces. <text:s/>If this power is not active, the character suffers the results of successful shaping attacks as any other Creation-born (see <text:span text:style-name="TODO_20__28_character_29_">Graceful Wicked Masques</text:span>, p. 126).</text:p>
        <text:p text:style-name="TODO">Shaping actions are only possible in the Wyld or in uncapped demesnes. <text:s/>In other places the Indivisible anima allows the character to benefit from others’ Virtues, in a manner more benign than the raksha’s feeding. <text:s/>Any time a being within (Essence x 10) yards channels or suppresses a Virtue, the character can either regain a single channel of the same Virtue, or heal a single level of damage to the corresponding shaping damage track. <text:s/>This effect costs 10 motes, and activates automatically <text:s/>once the character’s anima reaches the 11-15 mote level. <text:s/>There is no reduced cost to activating it in subsequent scenes, however. <text:s/>It cannot be used in places where shaping actions are possible, as the former anima effect applies instead.</text:p>
        <text:p text:style-name="Text_20_body"><text:span text:style-name="Inline_20_Heading"><text:span text:style-name="T2">Associations:</text:span></text:span><text:span text:style-name="T2"> Stories, Imagination; Dreams, Nightmares; Impossible Perfection, Generosity; Caprice, Jealousy, Hunger; Madness, Dissolution</text:span></text:p>
        <text:p text:style-name="P1"><text:span text:style-name="Inline_20_Heading">Sobriquets:</text:span> The Ragged Edge; Unmakers; Reformers; The Unity Committee; The Waking Dreamers</text:p>
        <text:p text:style-name="Text_20_body"><text:span text:style-name="Inline_20_Heading"><text:span text:style-name="T2">Concepts:</text:span></text:span><text:span text:style-name="T2"> suicidally dedicated warrior, passion-hungry trickster, Balorian agitator, envoy to Malfeas, Creation-bound courtier</text:span></text:p>
        <text:p text:style-name="Text_20_body"><text:span text:style-name="Inline_20_Heading"><text:span text:style-name="T2">Quote:</text:span></text:span><text:span text:style-name="T2"> </text:span><text:span text:style-name="T5">“Form is emptiness. Emptiness is form. <text:s/>One should not think that these are two separate things.”</text:span></text:p>
        <text:h text:style-name="P22" text:outline-level="2"><text:bookmark text:name="__RefHeading__1814_1655479685"/>Divisional Realignment<text:bookmark-end text:name="__RefHeading__1814_1655479685"/></text:h>
        <text:p text:style-name="P1">At character creation time the player makes a choice of Division and Parametadivision. <text:s/>While the former is fixed, the latter need not be. <text:s/>If a cabal of five or more Erisians from 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ion. <text:s/>Each Exalt must change, and all must end up in a different Parametadivision from where they started. <text:s/>This is not a simple exchange: some may end up in a Parametadivision different from any the participants originally had.</text:p>
        <text:p text:style-name="TODO">To aid in impersonating their newly-chosen power group, each can go further and rebuild his or her Charm trees. <text:s/>A character can divest himself of any Charm and regain 2xp fewer than it originally cost. <text:s/>Most Charms cost</text:p>
        <text:p text:style-name="TODO">[Add ability to “sell” Charms at half xp cost, and maybe immediately learn others from that pool of xp?]</text:p>
        <text:h text:style-name="Heading_20_2" text:outline-level="2">The Not-So-Great Curse</text:h>
        <text:p text:style-name="TODO">[TODO: Remove specific mention of Hodge and Podge from Charms as much as possible.]</text:p>
        <text:p text:style-name="Text_20_body">It may be because the Discordian Exalted were created long after the Primordial War, or successfully hid any involvement they had,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When a character spends Willpower to channel her primary Virtue, or <office:annotation><dc:creator>Hugh Greene</dc:creator><dc:date>2010-09-05T16:54:48</dc:date><text:p text:style-name="P23"><text:span text:style-name="T24">John came to the same conclusion I did: that gaining Hodge just for applying UMI was unreasonable. <text:s/>I’ve now made it happen only if a target successfully resists.</text:span></text:p></office:annotation>when she applies unnatural mental influence or a Shaping effect to a target and that target successfully resists, she gains a point of Hodge—overriding the will and actions of the individual, their inherent chaos, is just wrong, y’see. <text:s/>When she spends Willpower to act against her primary Virtue or resist unnatural mental influence, or resists or removes a Shaping effect applied by someone other than herself, she gains a point of Podge—resisting the your own urges and the will of others suppresses disorder in another way. <text:s/>In either case she can gain no more than one point of each per scene.</text:p>
        <text:p text:style-name="TODO">[TODO: Should I swap the effects of Hodge and Podge? <text:s/>It feels like the consequences of <text:span text:style-name="T1">both</text:span><text:span text:style-name="T2"> should be giving in to other forces, but that doesn’t make much sense</text:span></text:p>
        <text:p text:style-name="TODO">Should I bring back Divisional Virtues, and their influence along with the primary Virtue? <text:s/>Gaining Hodge for channeling a Virtue isn’t great.</text:p>
        <text:p text:style-name="TODO">Also, I added in Shaping as a trigger—is that a good idea?]</text:p>
        <text:p text:style-name="Text_20_body">When the count of Hodge reaches 10 (or more), <text:s/>the character is driven to <text:span text:style-name="T2">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text:span><text:span text:style-name="T2"><office:annotation><dc:creator>Hugh Greene</dc:creator><dc:date>2010-09-05T16:53:05</dc:date><text:p text:style-name="P23"><text:span text:style-name="T24">John asked for clarification about invisible beings etc. <text:s/>I also added some about not having to know the precise beliefs of an individual.</text:span></text:p></office:annotation></text:span><text:span text:style-name="T2">Beings which the character cannot perceive are ignored for this effect. <text:s/>The character need not know the precise beliefs of the individual; she might take on “the typical beliefs of a Solar”, for example, if she believes the dominant character to be a Solar. <text:s/>If no suitable individual exists, take the perceived most dominant social structure or formal organization of the town, kingdom or similar large grouping in which the Exalt finds herself. <text:s/>Failing that, </text:span><text:span text:style-name="T1">i.e.</text:span><text:span text:style-name="T2">,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2">When the count of Podge reaches 10 (or more), </text:span>the character is driven to act strictly in accordance with the dominant order<text:span text:style-name="T2">, again insofar as she understands it. <text:s/>If both reach or pass 10, the character must support the dominant order and oppose the next most dominant, or the other way round—her choice. <text:s/>If the dominant order is an environmental one, the next most dominant will be the next-nearest environmental one. <text:s/>This effect lasts one scene, after which both counts reset to zero.</text:span></text:p>
        <text:h text:style-name="Heading_20_2" text:outline-level="2">Profane Fate</text:h>
        <text:p text:style-name="Text_20_body">The confusion which comes with the Discordian Exaltation extends to their very existence in reality. <text:s/>They are not able to wear different destinies as are the Sidereals but have a single Recumbent Destiny, which enables them to lie low whenever they wish, which is most of the time. <text:s/>This nature goes beyond the Sidereals’ Fate-twisting presence, in that in functions in every realm of Reality, not only among the strands of Creation’s Loom of Fate—it’s not really a destiny in those terms. <text:s/>This magic is neither unnatural mental influence nor Shaping, being an inextricable part of the Exaltation, so there are no specific defenses against its effects.</text:p>
        <text:p text:style-name="Text_20_body">Each time someone attempts to recall the presence, identity or actions of one of the Chosen of Eris, he or she must make a (Wits + Occult) roll at a difficulty equal to the Exalt’s Essence. <text:s/>Those who fail will have only the haziest of recollections. <text:s/>Those who roll a number of successes up to and including the character’s Essence will remember some of what happened but with the details confused—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 <text:s/>Anyone whose successes on the <text:soft-page-break/>roll exceed the character’s Essence will remember clearly.</text:p>
        <text:p text:style-name="Text_20_body">On the other hand, these Lucky Fools don’t have to work so hard if they <text:span text:style-name="T1">do</text:span><text:span text:style-name="T2"> want to be recognized. <text:s/>If they succeed on a (Wits + Occult) roll of their own, at the same difficulty, they can allow themselves to be clearly remembered by others after a given scene of interaction. <text:s/>They may still apply mundane or magical effects to disguise themselves, but nobody will be confused about what they saw. <text:s/>This clarity extends to all observers—they cannot pick and choose who will recognize them. <text:s/>Certain Backgrounds allow this suppression of recumbent destiny to succeed automatically.</text:span></text:p>
        <text:p text:style-name="P1">As well as provoking confusion in direct witnesses, the recumbent destiny offers some protection from the machinations of the Sidereals. <text:s/>Whenever it is in effect, an Erisian adds his or her Essence to any opposing or defensive rolls against Charms with the Fate keyword, to the difficulty of Sidereal shaping destinies to affect the character (regardless of whether the effect would be harmful or beneficial), and to attempts to locate the character by inspecting the Loom of Fate.</text:p>
        <text:h text:style-name="Heading_20_2" text:outline-level="2">Backgrounds</text:h>
        <text:h text:style-name="Heading_20_3" text:outline-level="3">Standard Backgrounds</text:h>
        <text:p text:style-name="Text_20_body">All of the standard backgrounds apply to Discordian Exalted, but most are altered in some way.</text:p>
        <text:h text:style-name="Heading_20_4" text:outline-level="4">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4" text:outline-level="4">Artifact</text:h>
        <text:p text:style-name="Text_20_body">Given the obscurity in which they have so far labored, Discordian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4" text:outline-level="4">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zation.</text:p>
        <text:p text:style-name="Text_20_body">Interacting with a backing organization requires a temporary lifting of recumbent destiny, with the usual implications for being generally recognized. <text:s/>The normal difficulty is reduced by the effective Backing rating of the highest-ranking other member of the organization present, to a minimum of zero.</text:p>
        <text:h text:style-name="Heading_20_4" text:outline-level="4">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in the presence of major contacts, but requires a (Wits + Occult) roll for minor ones. <text:s/>While this obfuscation is lifted, onlookers will also recognize the character.</text:p>
        <text:h text:style-name="Heading_20_4" text:outline-level="4">Cult</text:h>
        <text:p text:style-name="Text_20_body">Members of the Discordian Society are strongly discouraged from having cults themselves—it being a non-prophet organization—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In the presence of cult members this will succeed auto­matically but means that, as usual, onlookers will recognize the character, too.</text:p>
        <text:h text:style-name="Heading_20_4" text:outline-level="4">Familiar</text:h>
        <text:p text:style-name="Text_20_body">This background applies as normal to the Children of Eris. <text:s/>Familiars always recognize the character, regardless of whether or not the recumbent destiny is in effect.</text:p>
        <text:h text:style-name="Heading_20_4" text:outline-level="4"><text:soft-page-break/>Followers</text:h>
        <text:p text:style-name="Text_20_body">Discordians seem to be better at founding Cults—or encouraging others to found their own, just for kicks—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9">•</text:p>
            </table:table-cell>
            <table:table-cell table:style-name="Table2.A1" office:value-type="string">
              <text:p text:style-name="Table_20_Contents">Provides a single follower.</text:p>
            </table:table-cell>
          </table:table-row>
          <table:table-row>
            <table:table-cell table:style-name="Table2.A2" office:value-type="string">
              <text:p text:style-name="P9">••</text:p>
            </table:table-cell>
            <table:table-cell table:style-name="Table2.A2" office:value-type="string">
              <text:p text:style-name="Table_20_Contents">Provides up to 5 followers.</text:p>
            </table:table-cell>
          </table:table-row>
          <table:table-row>
            <table:table-cell table:style-name="Table2.A1" office:value-type="string">
              <text:p text:style-name="P9">•••</text:p>
            </table:table-cell>
            <table:table-cell table:style-name="Table2.A1" office:value-type="string">
              <text:p text:style-name="Table_20_Contents">Provides 20 followers.</text:p>
            </table:table-cell>
          </table:table-row>
          <table:table-row>
            <table:table-cell table:style-name="Table2.A2" office:value-type="string">
              <text:p text:style-name="P9">••••</text:p>
            </table:table-cell>
            <table:table-cell table:style-name="Table2.A2" office:value-type="string">
              <text:p text:style-name="Table_20_Contents">Provides a loyal band of 100 followers.</text:p>
            </table:table-cell>
          </table:table-row>
          <table:table-row>
            <table:table-cell table:style-name="Table2.A1" office:value-type="string">
              <text:p text:style-name="P9">•••••</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4" text:outline-level="4">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4" text:outline-level="4">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4" text:outline-level="4">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4" text:outline-level="4">Resources</text:h>
        <text:p text:style-name="Text_20_body">This background functions normally for Dis­cordian Exalts. <text:s/>They prefer sources of income which are hard to track back to them, but that is a matter of flavor rather than mechanics.</text:p>
        <text:h text:style-name="Heading_20_4" text:outline-level="4">Spies</text:h>
        <text:p text:style-name="Text_20_body">The Spies background available to Discordians is equivalent in effect to that which Abyssal Exalted have. <text:s/>However, in this case, the agents in question are not necessarily part of one network serving a single master, and usually do not know who the character works for. <text:s/>Rather, this background enables a Priestess of Eris to use certain passwords and signs to gain information from spies in networks set up by other powers. <text:s/>She gains no special influence over these organizations but equally she is unlikely to be treated with suspicion, unless she does something clearly opposed to an organization, and cannot come up with a convincing subtle reason why. <text:s/>If a character truly does fall out of favor with a spy network in some area, the Storyteller may allow her to transfer dots of this Background to some other area with a little work, and perhaps a reduced experience cost.</text:p>
        <text:h text:style-name="Heading_20_3" text:outline-level="3">Extra Backgrounds</text:h>
        <text:h text:style-name="Heading_20_4" text:outline-level="4">Pineal Gland</text:h>
        <text:p text:style-name="TODO">This background represents the character’s intuitive connection to Eris herself, through mystical enhancement of an organ placed just above the eyes in the anatomy of all human beings (and somewhere nearby in other mortal races, as it happen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The Storyteller rolls the character’s (Wits + Pineal Gland) and the number of successes determines the usefulness of the result, with a botch resulting in some actively misleading information. <text:s/>Accessing the pineal gland in this manner is a miscellaneous action. <text:s/>Using up “channels” of this Background during a story does not reduce its value in Numerology actions.</text:p>
        <text:h text:style-name="Heading_20_4" text:outline-level="4">Echoes</text:h>
        <text:p text:style-name="Text_20_body">Discordian Exaltations do not get recycled through Lytek’s cabinet and research so far points to few, if any, of them being around during the First Age. <text:s/>The experience of Erisian Exaltation does not include a flood of memories of the past, so it’s not even certain that the Exaltations persist between multiple hosts. <text:s/>This lack of connection to the past can put Discordians at some disadvantage compared to other types of Exalts, and cause problems when trying to pass as one of them. <text:s/>Eris is skilled in appropriating others’ ideas, however, and has given her Children a way to tap into ancient wisdom (or ancient foolishness, as the case may be).</text:p>
        <text:p text:style-name="Text_20_body">Each point in this background allows the character to access fragments of the memories of a single now-deceased Exalt of any type, including another Discordian, or any kind of being for which a <text:soft-page-break/>Parametadivision exists. <text:s/>The memories will cover only a single lifetime and may or may not match those memories which, for instance, Lytek would have chosen. <text:s/>The player must choose the identity and lifetime of the Echoed character when the background is purchased, and record suitable Motivation and Intimacies. <text:s/>It cannot be purchased more than once for a given past life.</text:p>
        <text:p text:style-name="TODO">By spending a point of Willpower reflexively, the character can adjust his Essence signature to precisely match that of the echoed Exaltation for a single scene, provided his current apparent anima and Essence type matches. <text:s/>This faking of identity might allow the character to, for instance, activate an individually-keyed First Age artifact, or pass as a particular Sidereal with increased confidence. <text:s/>If by some chance the current bearer either of that Exaltation (or soul, in the case of Parametadivisions which do not mimic Exalts) comes within (bearer’s Essence x 10) yards, that other will feel strangely drawn to the Discordian, able to locate him except through the strongest of magical barriers, yet will feel uncomfortable in his presence. <text:s/>Detailed Essence sight or similar Charms may reveal the Echoing. <text:s/>Certain other very powerful mimicry effects, such as the Ebon Dragon’s Black Mirror Shintai, may also trigger this resonance.</text:p>
        <text:p text:style-name="TODO">Additionally, a number of times per session equal to his Essence, the character can add one die to any dice pool for each of the Echoed beings which might have had some relevant knowledge or skill (as adjudicated by the Storyteller). <text:s/>If the number of successes on this roll exceeds the character’s Dodge MDV, the Echoes from the past overwhelm the character and he finds himself unavoidably compelled to act in accordance with the Motivation and Intimacies of one of those past lives for one scene, as if subject to an overflowing of Hodge. <text:s/>On the other hand, if the roll is botched, the character is underwhelmed with the wisdom he receives and is compelled to act against that past life, as with an overflow of Podge. <text:s/>Neither of these conditions actually affects the character’s Hodge or Podge tracks. <text:s/>If the character is subject to an overflow of Hodge or Podge in the same scene where Echoes have already overtaken him, the overflowing tracks are reset but the effects are delayed until the start of the next scene.</text:p>
        <text:h text:style-name="Heading_20_2" text:outline-level="2">Erisian Elements</text:h>
        <text:p text:style-name="Text_20_body">All who live in or near Creation are aware of the five Elements which define it. <text:s/>Those with long memories and arcane knowledge are aware of at least one other, vitriol—not to mention those which permeate the body of Autochthon. <text:s/>The Chosen of Eris, however, have been given a glimpse of the extent to which the set of elements is as much part of the imagination as of reality. <text:s/>The Bringers of Confusion each have power over an element not normally seen in Creation—not because it is absent, but simply because it is not perceived as such.</text:p>
        <text:p text:style-name="Text_20_body">The Priests of Disruption are able to exercise powers of Erisian Elemental Expression (as an Occult Charm) and Erisian Elemental Rejuvenation (as a Resistance Charm), similar to those available to elementals (Exalted, p. 302). <text:s/>They work only with the element matching thei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fruits such as strawberries and peaches; new love, and old; the glow after love-making; fitting revenge; religious ecstasy.</text:p>
        <text:p text:style-name="Text_20_body"><text:span text:style-name="Inline_20_Heading">Boom:</text:span> Explosions from various sources—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lilies, incense, rich wine; rotting meat, truffles, strong cheese; body odor; fervor, sexual vigor or deviance, bigotry; blatant lies; great art and beauty.</text:p>
        <text:p text:style-name="Text_20_body"><text:span text:style-name="Inline_20_Heading">Prickle:</text:span> Unease, physical or otherwise—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devotion, worship, zeal; idealistic love or incurable hatred; dedication to a profession, masterful construction; meditation, trance.</text:p>
        <text:p text:style-name="Text_20_body"><text:span text:style-name="Inline_20_Heading">Dream:</text:span> Unreal things brought to mind—the stories and fears of sleep, natural or otherwise; hopes, aspirations and goals; unattainable perfection, frustration; daydreams, distraction, withdrawal from reality.</text:p>
        <text:p text:style-name="Text_20_body"><text:span text:style-name="Inline_20_Heading">Binding:</text:span><text:span text:style-name="T15"> Things constrained, externally or by their natural relationships—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orange anima of the Anchor Division is only powerful enough during those actions on which it flares to its full glory. <text:s/>The Indivisibles are likely to heal surprisingly quickly overnight; members of the Division by Zero have been known to carry boxes of <text:soft-page-break/>earth around to sleep in; and those in the Sub-Division bound by a particularly onerous oath sanctified by an Eclipse-caste Solar might find it has some peculiar side-effec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rial Unicode MS" svg:font-family="'Arial Unicode MS'" style:font-adornments="Regular" style:font-family-generic="swiss"/>
    <style:font-face style:name="Cochin1" svg:font-family="Cochin" style:font-family-generic="swiss"/>
    <style:font-face style:name="DejaVu Sans1" svg:font-family="'DejaVu Sans'" style:font-adornments="Regular" style:font-family-generic="swiss"/>
    <style:font-face style:name="Lucida Grande" svg:font-family="'Lucida Grande'" style:font-family-generic="swiss"/>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2"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TODO_20__28_character_29_" style:display-name="TODO (character)" style:family="text">
      <style:text-properties style:font-name="Palatino" fo:font-size="10pt" fo:background-color="#ffff00"/>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hree: Traits</dc:title>
    <dc:date>2011-09-11T01:01:11</dc:date>
    <meta:editing-duration>P3DT20H38M22S</meta:editing-duration>
    <meta:editing-cycles>119</meta:editing-cycles>
    <meta:generator>OpenOffice.org/3.3$Unix OpenOffice.org_project/330m20$Build-9567</meta:generator>
    <dc:creator>Hugh Greene</dc:creator>
    <meta:document-statistic meta:table-count="2" meta:image-count="1" meta:object-count="0" meta:page-count="22" meta:paragraph-count="350" meta:word-count="12406" meta:character-count="75841"/>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